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608" officeooo:paragraph-rsid="0001a608"/>
    </style:style>
    <style:style style:name="P2" style:family="paragraph" style:parent-style-name="Standard">
      <style:text-properties officeooo:rsid="0001a608" officeooo:paragraph-rsid="045b0fe0"/>
    </style:style>
    <style:style style:name="P3" style:family="paragraph" style:parent-style-name="Standard">
      <style:text-properties officeooo:rsid="0003eec1" officeooo:paragraph-rsid="0003eec1"/>
    </style:style>
    <style:style style:name="P4" style:family="paragraph" style:parent-style-name="Standard">
      <style:text-properties officeooo:rsid="00065904" officeooo:paragraph-rsid="00065904"/>
    </style:style>
    <style:style style:name="P5" style:family="paragraph" style:parent-style-name="Standard">
      <style:text-properties officeooo:rsid="00084d29" officeooo:paragraph-rsid="00084d29"/>
    </style:style>
    <style:style style:name="P6" style:family="paragraph" style:parent-style-name="Standard">
      <style:text-properties officeooo:rsid="00084d29" officeooo:paragraph-rsid="01b3671f"/>
    </style:style>
    <style:style style:name="P7" style:family="paragraph" style:parent-style-name="Standard">
      <style:text-properties officeooo:rsid="0057122a" officeooo:paragraph-rsid="0057122a"/>
    </style:style>
    <style:style style:name="P8" style:family="paragraph" style:parent-style-name="Standard">
      <style:text-properties officeooo:rsid="009a79b7" officeooo:paragraph-rsid="009a79b7"/>
    </style:style>
    <style:style style:name="P9" style:family="paragraph" style:parent-style-name="Standard">
      <style:text-properties officeooo:rsid="009a79b7" officeooo:paragraph-rsid="0c7c4e94"/>
    </style:style>
    <style:style style:name="P10" style:family="paragraph" style:parent-style-name="Standard">
      <style:text-properties officeooo:rsid="005a5c0b" officeooo:paragraph-rsid="005a5c0b"/>
    </style:style>
    <style:style style:name="P11" style:family="paragraph" style:parent-style-name="Standard">
      <style:text-properties officeooo:rsid="027026b1" officeooo:paragraph-rsid="027026b1"/>
    </style:style>
    <style:style style:name="P12" style:family="paragraph" style:parent-style-name="Standard">
      <style:text-properties officeooo:rsid="027b9db0" officeooo:paragraph-rsid="027b9db0"/>
    </style:style>
    <style:style style:name="P13" style:family="paragraph" style:parent-style-name="Standard">
      <style:text-properties officeooo:rsid="02811294" officeooo:paragraph-rsid="02811294"/>
    </style:style>
    <style:style style:name="P14" style:family="paragraph" style:parent-style-name="Standard">
      <style:text-properties officeooo:rsid="028f1244" officeooo:paragraph-rsid="028f1244"/>
    </style:style>
    <style:style style:name="P15" style:family="paragraph" style:parent-style-name="Standard">
      <style:text-properties officeooo:rsid="0291fc6a" officeooo:paragraph-rsid="0291fc6a"/>
    </style:style>
    <style:style style:name="P16" style:family="paragraph" style:parent-style-name="Standard">
      <style:text-properties officeooo:rsid="01daafad" officeooo:paragraph-rsid="000c2fe4"/>
    </style:style>
    <style:style style:name="P17" style:family="paragraph" style:parent-style-name="Standard">
      <style:text-properties officeooo:rsid="06365bb0" officeooo:paragraph-rsid="06365bb0"/>
    </style:style>
    <style:style style:name="P18" style:family="paragraph" style:parent-style-name="Standard">
      <style:text-properties officeooo:rsid="02ac3c1a" officeooo:paragraph-rsid="02ac3c1a"/>
    </style:style>
    <style:style style:name="P19" style:family="paragraph" style:parent-style-name="Standard">
      <style:text-properties officeooo:rsid="02ac3c1a" officeooo:paragraph-rsid="14ef5870"/>
    </style:style>
    <style:style style:name="P20" style:family="paragraph" style:parent-style-name="Standard">
      <style:text-properties officeooo:rsid="06376b3e" officeooo:paragraph-rsid="06376b3e"/>
    </style:style>
    <style:style style:name="P21" style:family="paragraph" style:parent-style-name="Standard">
      <style:text-properties officeooo:rsid="06382ab3" officeooo:paragraph-rsid="06382ab3"/>
    </style:style>
    <style:style style:name="P22" style:family="paragraph" style:parent-style-name="Standard">
      <style:text-properties officeooo:rsid="063883a7" officeooo:paragraph-rsid="063883a7"/>
    </style:style>
    <style:style style:name="P23" style:family="paragraph" style:parent-style-name="Standard">
      <style:text-properties officeooo:rsid="063b035e" officeooo:paragraph-rsid="063b035e"/>
    </style:style>
    <style:style style:name="P24" style:family="paragraph" style:parent-style-name="Standard">
      <style:text-properties officeooo:rsid="06487a5f" officeooo:paragraph-rsid="06487a5f"/>
    </style:style>
    <style:style style:name="P25" style:family="paragraph" style:parent-style-name="Standard">
      <style:text-properties officeooo:rsid="064c2683" officeooo:paragraph-rsid="064c2683"/>
    </style:style>
    <style:style style:name="P26" style:family="paragraph" style:parent-style-name="Standard">
      <style:text-properties officeooo:rsid="06707398" officeooo:paragraph-rsid="06707398"/>
    </style:style>
    <style:style style:name="P27" style:family="paragraph" style:parent-style-name="Standard">
      <style:text-properties officeooo:rsid="067140cf" officeooo:paragraph-rsid="067140cf"/>
    </style:style>
    <style:style style:name="P28" style:family="paragraph" style:parent-style-name="Standard">
      <style:text-properties officeooo:rsid="0270f9cf" officeooo:paragraph-rsid="06d51076"/>
    </style:style>
    <style:style style:name="P29" style:family="paragraph" style:parent-style-name="Standard">
      <style:text-properties officeooo:rsid="02166337" officeooo:paragraph-rsid="088657b7"/>
    </style:style>
    <style:style style:name="P30" style:family="paragraph" style:parent-style-name="Standard">
      <style:text-properties officeooo:rsid="089b6b76" officeooo:paragraph-rsid="089b6b76"/>
    </style:style>
    <style:style style:name="P31" style:family="paragraph" style:parent-style-name="Standard">
      <style:text-properties officeooo:rsid="08b5d231" officeooo:paragraph-rsid="08b5d231"/>
    </style:style>
    <style:style style:name="P32" style:family="paragraph" style:parent-style-name="Standard">
      <style:text-properties officeooo:rsid="08cfb398" officeooo:paragraph-rsid="08cfb398"/>
    </style:style>
    <style:style style:name="P33" style:family="paragraph" style:parent-style-name="Standard">
      <style:text-properties officeooo:rsid="08dba81d" officeooo:paragraph-rsid="08dba81d"/>
    </style:style>
    <style:style style:name="P34" style:family="paragraph" style:parent-style-name="Standard">
      <style:text-properties officeooo:rsid="08f7d375" officeooo:paragraph-rsid="08f7d375"/>
    </style:style>
    <style:style style:name="P35" style:family="paragraph" style:parent-style-name="Standard">
      <style:text-properties officeooo:rsid="08fe84b3" officeooo:paragraph-rsid="08fe84b3"/>
    </style:style>
    <style:style style:name="P36" style:family="paragraph" style:parent-style-name="Standard">
      <style:text-properties officeooo:rsid="09116718" officeooo:paragraph-rsid="09116718"/>
    </style:style>
    <style:style style:name="P37" style:family="paragraph" style:parent-style-name="Standard">
      <style:text-properties officeooo:rsid="09135282" officeooo:paragraph-rsid="09135282"/>
    </style:style>
    <style:style style:name="P38" style:family="paragraph" style:parent-style-name="Standard">
      <style:text-properties officeooo:rsid="0923c132" officeooo:paragraph-rsid="0923c132"/>
    </style:style>
    <style:style style:name="P39" style:family="paragraph" style:parent-style-name="Standard">
      <style:text-properties officeooo:rsid="0929c305" officeooo:paragraph-rsid="0929c305"/>
    </style:style>
    <style:style style:name="P40" style:family="paragraph" style:parent-style-name="Standard">
      <style:text-properties officeooo:rsid="093b03ea" officeooo:paragraph-rsid="093b03ea"/>
    </style:style>
    <style:style style:name="P41" style:family="paragraph" style:parent-style-name="Standard">
      <style:text-properties officeooo:rsid="0992a508" officeooo:paragraph-rsid="0992a508"/>
    </style:style>
    <style:style style:name="P42" style:family="paragraph" style:parent-style-name="Standard">
      <style:text-properties officeooo:rsid="09ae8b68" officeooo:paragraph-rsid="09ae8b68"/>
    </style:style>
    <style:style style:name="P43" style:family="paragraph" style:parent-style-name="Standard">
      <style:text-properties officeooo:rsid="09b86b6c" officeooo:paragraph-rsid="09b86b6c"/>
    </style:style>
    <style:style style:name="P44" style:family="paragraph" style:parent-style-name="Standard">
      <style:text-properties officeooo:rsid="09db16c4" officeooo:paragraph-rsid="09db16c4"/>
    </style:style>
    <style:style style:name="P45" style:family="paragraph" style:parent-style-name="Standard">
      <style:text-properties officeooo:rsid="0a10465a" officeooo:paragraph-rsid="0a10465a"/>
    </style:style>
    <style:style style:name="P46" style:family="paragraph" style:parent-style-name="Standard">
      <style:text-properties officeooo:rsid="0a14056e" officeooo:paragraph-rsid="0a14056e"/>
    </style:style>
    <style:style style:name="P47" style:family="paragraph" style:parent-style-name="Standard">
      <style:text-properties officeooo:rsid="0a5bdbd4" officeooo:paragraph-rsid="0a5bdbd4"/>
    </style:style>
    <style:style style:name="P48" style:family="paragraph" style:parent-style-name="Standard">
      <style:text-properties officeooo:rsid="0a3f7c65" officeooo:paragraph-rsid="0a3f7c65"/>
    </style:style>
    <style:style style:name="P49" style:family="paragraph" style:parent-style-name="Standard">
      <style:text-properties officeooo:rsid="0d413a10" officeooo:paragraph-rsid="0d413a10"/>
    </style:style>
    <style:style style:name="P50" style:family="paragraph" style:parent-style-name="Standard">
      <style:text-properties officeooo:rsid="006ff345" officeooo:paragraph-rsid="12bc9170"/>
    </style:style>
    <style:style style:name="P51" style:family="paragraph" style:parent-style-name="Standard">
      <style:text-properties officeooo:rsid="12358f3f" officeooo:paragraph-rsid="12bc9170"/>
    </style:style>
    <style:style style:name="P52" style:family="paragraph" style:parent-style-name="Standard">
      <style:text-properties officeooo:rsid="000d6d17" officeooo:paragraph-rsid="12f54d2e"/>
    </style:style>
    <style:style style:name="P53" style:family="paragraph" style:parent-style-name="Standard">
      <style:text-properties officeooo:rsid="019583ab" officeooo:paragraph-rsid="12f54d2e"/>
    </style:style>
    <style:style style:name="P54" style:family="paragraph" style:parent-style-name="Standard">
      <style:text-properties officeooo:rsid="0a696a59" officeooo:paragraph-rsid="0a696a59"/>
    </style:style>
    <style:style style:name="P55" style:family="paragraph" style:parent-style-name="Standard">
      <style:text-properties officeooo:rsid="164abf7b" officeooo:paragraph-rsid="164abf7b"/>
    </style:style>
    <style:style style:name="P56" style:family="paragraph" style:parent-style-name="Standard">
      <style:text-properties officeooo:rsid="164b9c13" officeooo:paragraph-rsid="164b9c13"/>
    </style:style>
    <style:style style:name="P57" style:family="paragraph" style:parent-style-name="Standard">
      <style:text-properties officeooo:rsid="1655f981" officeooo:paragraph-rsid="1655f981"/>
    </style:style>
    <style:style style:name="P58" style:family="paragraph" style:parent-style-name="Standard">
      <style:text-properties officeooo:rsid="167e59a2" officeooo:paragraph-rsid="167e59a2"/>
    </style:style>
    <style:style style:name="P59" style:family="paragraph" style:parent-style-name="Standard">
      <style:text-properties officeooo:rsid="167e59a2" officeooo:paragraph-rsid="0a696a59"/>
    </style:style>
    <style:style style:name="P60" style:family="paragraph" style:parent-style-name="Standard">
      <style:text-properties officeooo:rsid="168001fe" officeooo:paragraph-rsid="168001fe"/>
    </style:style>
    <style:style style:name="P61" style:family="paragraph" style:parent-style-name="Standard">
      <style:text-properties officeooo:rsid="16810c5b" officeooo:paragraph-rsid="16810c5b"/>
    </style:style>
    <style:style style:name="P62" style:family="paragraph" style:parent-style-name="Standard">
      <style:text-properties officeooo:rsid="168855f8" officeooo:paragraph-rsid="168855f8"/>
    </style:style>
    <style:style style:name="P63" style:family="paragraph" style:parent-style-name="Standard">
      <style:text-properties officeooo:rsid="16934ea2" officeooo:paragraph-rsid="16934ea2"/>
    </style:style>
    <style:style style:name="P64" style:family="paragraph" style:parent-style-name="Standard">
      <style:text-properties officeooo:rsid="169d8191" officeooo:paragraph-rsid="169d8191"/>
    </style:style>
    <style:style style:name="P65" style:family="paragraph" style:parent-style-name="Standard">
      <style:text-properties officeooo:rsid="16ac6d92" officeooo:paragraph-rsid="16ac6d92"/>
    </style:style>
    <style:style style:name="P66" style:family="paragraph" style:parent-style-name="Standard">
      <style:text-properties officeooo:rsid="16aca8b9" officeooo:paragraph-rsid="16aca8b9"/>
    </style:style>
    <style:style style:name="P67" style:family="paragraph" style:parent-style-name="Standard">
      <style:text-properties officeooo:rsid="16bdb8ff" officeooo:paragraph-rsid="16bdb8ff"/>
    </style:style>
    <style:style style:name="P68" style:family="paragraph" style:parent-style-name="Standard">
      <style:text-properties officeooo:rsid="16c05081" officeooo:paragraph-rsid="16c05081"/>
    </style:style>
    <style:style style:name="P69" style:family="paragraph" style:parent-style-name="Standard">
      <style:text-properties officeooo:rsid="16c875b5" officeooo:paragraph-rsid="16c875b5"/>
    </style:style>
    <style:style style:name="P70" style:family="paragraph" style:parent-style-name="Standard">
      <style:text-properties officeooo:rsid="16e07cbb" officeooo:paragraph-rsid="16e07cbb"/>
    </style:style>
    <style:style style:name="P71" style:family="paragraph" style:parent-style-name="Standard">
      <style:text-properties officeooo:rsid="172f49d5" officeooo:paragraph-rsid="172f49d5"/>
    </style:style>
    <style:style style:name="P72" style:family="paragraph" style:parent-style-name="Standard">
      <style:text-properties officeooo:rsid="174337ed" officeooo:paragraph-rsid="174337ed"/>
    </style:style>
    <style:style style:name="P73" style:family="paragraph" style:parent-style-name="Standard">
      <style:text-properties officeooo:rsid="17475e39" officeooo:paragraph-rsid="17475e39"/>
    </style:style>
    <style:style style:name="P74" style:family="paragraph" style:parent-style-name="Standard">
      <style:text-properties officeooo:rsid="1751f781" officeooo:paragraph-rsid="1751f781"/>
    </style:style>
    <style:style style:name="P75" style:family="paragraph" style:parent-style-name="Standard">
      <style:text-properties officeooo:rsid="1760c0df" officeooo:paragraph-rsid="1760c0df"/>
    </style:style>
    <style:style style:name="P76" style:family="paragraph" style:parent-style-name="Standard">
      <style:text-properties officeooo:rsid="1765f81f" officeooo:paragraph-rsid="1765f81f"/>
    </style:style>
    <style:style style:name="P77" style:family="paragraph" style:parent-style-name="Standard">
      <style:text-properties officeooo:rsid="176a0b7b" officeooo:paragraph-rsid="176a0b7b"/>
    </style:style>
    <style:style style:name="P78" style:family="paragraph" style:parent-style-name="Standard">
      <style:text-properties officeooo:rsid="17719b32" officeooo:paragraph-rsid="17719b32"/>
    </style:style>
    <style:style style:name="P79" style:family="paragraph" style:parent-style-name="Standard">
      <style:text-properties officeooo:rsid="177b6175" officeooo:paragraph-rsid="177b6175"/>
    </style:style>
    <style:style style:name="P80" style:family="paragraph" style:parent-style-name="Standard">
      <style:text-properties officeooo:rsid="177e0aba" officeooo:paragraph-rsid="177e0aba"/>
    </style:style>
    <style:style style:name="P81" style:family="paragraph" style:parent-style-name="Standard">
      <style:text-properties officeooo:rsid="178759a9" officeooo:paragraph-rsid="178759a9"/>
    </style:style>
    <style:style style:name="P82" style:family="paragraph" style:parent-style-name="Standard">
      <style:text-properties officeooo:rsid="1796e0b6" officeooo:paragraph-rsid="1796e0b6"/>
    </style:style>
    <style:style style:name="P83" style:family="paragraph" style:parent-style-name="Standard">
      <style:text-properties officeooo:rsid="17a657b4" officeooo:paragraph-rsid="17a657b4"/>
    </style:style>
    <style:style style:name="P84" style:family="paragraph" style:parent-style-name="Standard">
      <style:text-properties officeooo:rsid="17c548a8" officeooo:paragraph-rsid="17c548a8"/>
    </style:style>
    <style:style style:name="P85" style:family="paragraph" style:parent-style-name="Standard">
      <style:text-properties officeooo:rsid="17d560aa" officeooo:paragraph-rsid="17d560aa"/>
    </style:style>
    <style:style style:name="P86" style:family="paragraph" style:parent-style-name="Standard">
      <style:text-properties officeooo:rsid="17decdf1" officeooo:paragraph-rsid="17decdf1"/>
    </style:style>
    <style:style style:name="P87" style:family="paragraph" style:parent-style-name="Standard">
      <style:text-properties officeooo:rsid="17e6b0a9" officeooo:paragraph-rsid="17e6b0a9"/>
    </style:style>
    <style:style style:name="P88" style:family="paragraph" style:parent-style-name="Standard">
      <style:text-properties officeooo:rsid="180ed778" officeooo:paragraph-rsid="180ed778"/>
    </style:style>
    <style:style style:name="P89" style:family="paragraph" style:parent-style-name="Standard">
      <style:text-properties officeooo:rsid="180ff566" officeooo:paragraph-rsid="180ff566"/>
    </style:style>
    <style:style style:name="P90" style:family="paragraph" style:parent-style-name="Standard">
      <style:text-properties officeooo:rsid="18178f0f" officeooo:paragraph-rsid="18178f0f"/>
    </style:style>
    <style:style style:name="P91" style:family="paragraph" style:parent-style-name="Standard">
      <style:text-properties officeooo:rsid="181bc6a2" officeooo:paragraph-rsid="181bc6a2"/>
    </style:style>
    <style:style style:name="P92" style:family="paragraph" style:parent-style-name="Standard">
      <style:text-properties officeooo:rsid="16651d2e" officeooo:paragraph-rsid="16651d2e"/>
    </style:style>
    <style:style style:name="P93" style:family="paragraph" style:parent-style-name="Standard">
      <style:text-properties officeooo:rsid="187dbcb1" officeooo:paragraph-rsid="187dbcb1"/>
    </style:style>
    <style:style style:name="P94" style:family="paragraph" style:parent-style-name="Standard">
      <style:text-properties officeooo:rsid="187ee636" officeooo:paragraph-rsid="187ee636"/>
    </style:style>
    <style:style style:name="P95" style:family="paragraph" style:parent-style-name="Standard">
      <style:text-properties officeooo:rsid="1895e59d" officeooo:paragraph-rsid="1895e59d"/>
    </style:style>
    <style:style style:name="P96" style:family="paragraph" style:parent-style-name="Standard">
      <style:text-properties officeooo:rsid="1898ad4f" officeooo:paragraph-rsid="1898ad4f"/>
    </style:style>
    <style:style style:name="P97" style:family="paragraph" style:parent-style-name="Standard">
      <style:text-properties officeooo:rsid="189ac469" officeooo:paragraph-rsid="189ac469"/>
    </style:style>
    <style:style style:name="P98" style:family="paragraph" style:parent-style-name="Standard">
      <style:text-properties officeooo:rsid="18a0192f" officeooo:paragraph-rsid="18a0192f"/>
    </style:style>
    <style:style style:name="P99" style:family="paragraph" style:parent-style-name="Standard">
      <style:text-properties officeooo:rsid="18db3009" officeooo:paragraph-rsid="18db3009"/>
    </style:style>
    <style:style style:name="P100" style:family="paragraph" style:parent-style-name="Standard">
      <style:text-properties officeooo:rsid="189d5a29" officeooo:paragraph-rsid="189fd10e"/>
    </style:style>
    <style:style style:name="P101" style:family="paragraph" style:parent-style-name="Standard">
      <style:text-properties officeooo:rsid="18e5ce86" officeooo:paragraph-rsid="18e5ce86"/>
    </style:style>
    <style:style style:name="P102" style:family="paragraph" style:parent-style-name="Standard">
      <style:text-properties officeooo:rsid="18e5ce86" officeooo:paragraph-rsid="1cbfb920"/>
    </style:style>
    <style:style style:name="P103" style:family="paragraph" style:parent-style-name="Standard">
      <style:text-properties officeooo:rsid="18ea78a5" officeooo:paragraph-rsid="18ea78a5"/>
    </style:style>
    <style:style style:name="P104" style:family="paragraph" style:parent-style-name="Standard">
      <style:text-properties officeooo:rsid="18f38cfc" officeooo:paragraph-rsid="18f38cfc"/>
    </style:style>
    <style:style style:name="P105" style:family="paragraph" style:parent-style-name="Standard">
      <style:text-properties officeooo:rsid="18f5826c" officeooo:paragraph-rsid="18f5826c"/>
    </style:style>
    <style:style style:name="P106" style:family="paragraph" style:parent-style-name="Standard">
      <style:text-properties officeooo:rsid="18ddbfd2" officeooo:paragraph-rsid="18ddbfd2"/>
    </style:style>
    <style:style style:name="P107" style:family="paragraph" style:parent-style-name="Standard">
      <style:text-properties officeooo:rsid="18fdf114" officeooo:paragraph-rsid="18fdf114"/>
    </style:style>
    <style:style style:name="P108" style:family="paragraph" style:parent-style-name="Standard">
      <style:text-properties officeooo:rsid="189d4b57" officeooo:paragraph-rsid="189ac469"/>
    </style:style>
    <style:style style:name="P109" style:family="paragraph" style:parent-style-name="Standard">
      <style:text-properties officeooo:rsid="190b39fd" officeooo:paragraph-rsid="190b39fd"/>
    </style:style>
    <style:style style:name="P110" style:family="paragraph" style:parent-style-name="Standard">
      <style:text-properties officeooo:rsid="184a358c" officeooo:paragraph-rsid="184a358c"/>
    </style:style>
    <style:style style:name="P111" style:family="paragraph" style:parent-style-name="Standard">
      <style:text-properties officeooo:rsid="18f632a8" officeooo:paragraph-rsid="18f632a8"/>
    </style:style>
    <style:style style:name="P112" style:family="paragraph" style:parent-style-name="Standard">
      <style:text-properties officeooo:rsid="19214b0f" officeooo:paragraph-rsid="19214b0f"/>
    </style:style>
    <style:style style:name="P113" style:family="paragraph" style:parent-style-name="Standard">
      <style:text-properties officeooo:rsid="19220672" officeooo:paragraph-rsid="19220672"/>
    </style:style>
    <style:style style:name="P114" style:family="paragraph" style:parent-style-name="Standard">
      <style:text-properties officeooo:rsid="1927641f" officeooo:paragraph-rsid="1927641f"/>
    </style:style>
    <style:style style:name="P115" style:family="paragraph" style:parent-style-name="Standard">
      <style:text-properties officeooo:rsid="19314b28" officeooo:paragraph-rsid="19314b28"/>
    </style:style>
    <style:style style:name="P116" style:family="paragraph" style:parent-style-name="Standard">
      <style:text-properties officeooo:rsid="1944d8f8" officeooo:paragraph-rsid="1944d8f8"/>
    </style:style>
    <style:style style:name="P117" style:family="paragraph" style:parent-style-name="Standard">
      <style:text-properties officeooo:rsid="19488d78" officeooo:paragraph-rsid="19488d78"/>
    </style:style>
    <style:style style:name="P118" style:family="paragraph" style:parent-style-name="Standard">
      <style:text-properties officeooo:rsid="19664a3e" officeooo:paragraph-rsid="19664a3e"/>
    </style:style>
    <style:style style:name="P119" style:family="paragraph" style:parent-style-name="Standard">
      <style:text-properties officeooo:rsid="198bd9c4" officeooo:paragraph-rsid="198bd9c4"/>
    </style:style>
    <style:style style:name="P120" style:family="paragraph" style:parent-style-name="Standard">
      <style:text-properties officeooo:rsid="19a3abd5" officeooo:paragraph-rsid="19a3abd5"/>
    </style:style>
    <style:style style:name="P121" style:family="paragraph" style:parent-style-name="Standard">
      <style:text-properties officeooo:rsid="19ae8872" officeooo:paragraph-rsid="19ae8872"/>
    </style:style>
    <style:style style:name="P122" style:family="paragraph" style:parent-style-name="Standard">
      <style:text-properties officeooo:rsid="19b05b7c" officeooo:paragraph-rsid="19b05b7c"/>
    </style:style>
    <style:style style:name="P123" style:family="paragraph" style:parent-style-name="Standard">
      <style:text-properties officeooo:rsid="19d91429" officeooo:paragraph-rsid="19d91429"/>
    </style:style>
    <style:style style:name="P124" style:family="paragraph" style:parent-style-name="Standard">
      <style:text-properties officeooo:rsid="19f67060" officeooo:paragraph-rsid="19f67060"/>
    </style:style>
    <style:style style:name="P125" style:family="paragraph" style:parent-style-name="Standard">
      <style:text-properties officeooo:rsid="19fa6798" officeooo:paragraph-rsid="19fa6798"/>
    </style:style>
    <style:style style:name="P126" style:family="paragraph" style:parent-style-name="Standard">
      <style:text-properties officeooo:rsid="1a045836" officeooo:paragraph-rsid="1a045836"/>
    </style:style>
    <style:style style:name="P127" style:family="paragraph" style:parent-style-name="Standard">
      <style:text-properties officeooo:rsid="1a194303" officeooo:paragraph-rsid="1a194303"/>
    </style:style>
    <style:style style:name="P128" style:family="paragraph" style:parent-style-name="Standard">
      <style:text-properties officeooo:rsid="1a1d26b7" officeooo:paragraph-rsid="1a1d26b7"/>
    </style:style>
    <style:style style:name="P129" style:family="paragraph" style:parent-style-name="Standard">
      <style:text-properties officeooo:rsid="1a91d976" officeooo:paragraph-rsid="1a91d976"/>
    </style:style>
    <style:style style:name="P130" style:family="paragraph" style:parent-style-name="Standard">
      <style:text-properties officeooo:rsid="1a9f77e5" officeooo:paragraph-rsid="1a9f77e5"/>
    </style:style>
    <style:style style:name="P131" style:family="paragraph" style:parent-style-name="Standard">
      <style:text-properties officeooo:rsid="1aea76a3" officeooo:paragraph-rsid="1aea76a3"/>
    </style:style>
    <style:style style:name="P132" style:family="paragraph" style:parent-style-name="Standard">
      <style:text-properties officeooo:rsid="1aef7f12" officeooo:paragraph-rsid="1aef7f12"/>
    </style:style>
    <style:style style:name="P133" style:family="paragraph" style:parent-style-name="Standard">
      <style:text-properties officeooo:rsid="1b00ea50" officeooo:paragraph-rsid="1b00ea50"/>
    </style:style>
    <style:style style:name="P134" style:family="paragraph" style:parent-style-name="Standard">
      <style:text-properties officeooo:rsid="1b3a80a4" officeooo:paragraph-rsid="1b3a80a4"/>
    </style:style>
    <style:style style:name="P135" style:family="paragraph" style:parent-style-name="Standard">
      <style:text-properties officeooo:rsid="1990c69d" officeooo:paragraph-rsid="1990c69d"/>
    </style:style>
    <style:style style:name="P136" style:family="paragraph" style:parent-style-name="Standard">
      <style:text-properties officeooo:rsid="1b797234" officeooo:paragraph-rsid="1b797234"/>
    </style:style>
    <style:style style:name="P137" style:family="paragraph" style:parent-style-name="Standard">
      <style:text-properties officeooo:rsid="1b7e8ff0" officeooo:paragraph-rsid="1b7e8ff0"/>
    </style:style>
    <style:style style:name="P138" style:family="paragraph" style:parent-style-name="Standard">
      <style:text-properties officeooo:rsid="1b85d034" officeooo:paragraph-rsid="1b85d034"/>
    </style:style>
    <style:style style:name="P139" style:family="paragraph" style:parent-style-name="Standard">
      <style:text-properties officeooo:rsid="1b8776bf" officeooo:paragraph-rsid="1b8776bf"/>
    </style:style>
    <style:style style:name="P140" style:family="paragraph" style:parent-style-name="Standard">
      <style:text-properties officeooo:rsid="1b87f32a" officeooo:paragraph-rsid="1b87f32a"/>
    </style:style>
    <style:style style:name="P141" style:family="paragraph" style:parent-style-name="Standard">
      <style:text-properties officeooo:rsid="1b92381c" officeooo:paragraph-rsid="1b92381c"/>
    </style:style>
    <style:style style:name="P142" style:family="paragraph" style:parent-style-name="Standard">
      <style:text-properties officeooo:rsid="1b9523f9" officeooo:paragraph-rsid="1b9523f9"/>
    </style:style>
    <style:style style:name="P143" style:family="paragraph" style:parent-style-name="Standard">
      <style:text-properties officeooo:rsid="1b9523f9" officeooo:paragraph-rsid="1b3a80a4"/>
    </style:style>
    <style:style style:name="P144" style:family="paragraph" style:parent-style-name="Standard">
      <style:text-properties officeooo:rsid="1ba14cc7" officeooo:paragraph-rsid="1ba14cc7"/>
    </style:style>
    <style:style style:name="P145" style:family="paragraph" style:parent-style-name="Standard">
      <style:text-properties officeooo:rsid="1ba14cc7" officeooo:paragraph-rsid="1b92381c"/>
    </style:style>
    <style:style style:name="P146" style:family="paragraph" style:parent-style-name="Standard">
      <style:text-properties officeooo:rsid="1ba4da78" officeooo:paragraph-rsid="1ba4da78"/>
    </style:style>
    <style:style style:name="P147" style:family="paragraph" style:parent-style-name="Standard">
      <style:text-properties officeooo:rsid="1bab23fb" officeooo:paragraph-rsid="1bab23fb"/>
    </style:style>
    <style:style style:name="P148" style:family="paragraph" style:parent-style-name="Standard">
      <style:text-properties officeooo:rsid="1bbc6c02" officeooo:paragraph-rsid="1bbc6c02"/>
    </style:style>
    <style:style style:name="P149" style:family="paragraph" style:parent-style-name="Standard">
      <style:text-properties officeooo:rsid="1be5ac50" officeooo:paragraph-rsid="1be5ac50"/>
    </style:style>
    <style:style style:name="P150" style:family="paragraph" style:parent-style-name="Standard">
      <style:text-properties officeooo:rsid="1be5ac50" officeooo:paragraph-rsid="1d39bb07"/>
    </style:style>
    <style:style style:name="P151" style:family="paragraph" style:parent-style-name="Standard">
      <style:text-properties officeooo:rsid="1be7abe6" officeooo:paragraph-rsid="1be7abe6"/>
    </style:style>
    <style:style style:name="P152" style:family="paragraph" style:parent-style-name="Standard">
      <style:text-properties officeooo:rsid="1cc64bb3" officeooo:paragraph-rsid="1cc64bb3"/>
    </style:style>
    <style:style style:name="P153" style:family="paragraph" style:parent-style-name="Standard">
      <style:text-properties officeooo:rsid="18eec863" officeooo:paragraph-rsid="18eec863"/>
    </style:style>
    <style:style style:name="P154" style:family="paragraph" style:parent-style-name="Standard">
      <style:text-properties officeooo:rsid="1ceb4774" officeooo:paragraph-rsid="1ceb4774"/>
    </style:style>
    <style:style style:name="P155" style:family="paragraph" style:parent-style-name="Standard">
      <style:text-properties officeooo:rsid="1d079b71" officeooo:paragraph-rsid="1d079b71"/>
    </style:style>
    <style:style style:name="P156" style:family="paragraph" style:parent-style-name="Standard">
      <style:text-properties officeooo:rsid="1d079b71" officeooo:paragraph-rsid="1d39bb07"/>
    </style:style>
    <style:style style:name="P157" style:family="paragraph" style:parent-style-name="Standard">
      <style:text-properties officeooo:rsid="1d0b6a85" officeooo:paragraph-rsid="1d0b6a85"/>
    </style:style>
    <style:style style:name="P158" style:family="paragraph" style:parent-style-name="Standard">
      <style:text-properties officeooo:rsid="1d0b6a85" officeooo:paragraph-rsid="1d39bb07"/>
    </style:style>
    <style:style style:name="P159" style:family="paragraph" style:parent-style-name="Standard">
      <style:text-properties officeooo:rsid="1d1260a6" officeooo:paragraph-rsid="1d1260a6"/>
    </style:style>
    <style:style style:name="P160" style:family="paragraph" style:parent-style-name="Standard">
      <style:text-properties officeooo:rsid="1d1c8409" officeooo:paragraph-rsid="1d1c8409"/>
    </style:style>
    <style:style style:name="P161" style:family="paragraph" style:parent-style-name="Standard">
      <style:text-properties officeooo:rsid="1d1c8409" officeooo:paragraph-rsid="1d39bb07"/>
    </style:style>
    <style:style style:name="P162" style:family="paragraph" style:parent-style-name="Standard">
      <style:text-properties officeooo:rsid="1d8e47f6" officeooo:paragraph-rsid="1d8e47f6"/>
    </style:style>
    <style:style style:name="P163" style:family="paragraph" style:parent-style-name="Standard">
      <style:text-properties officeooo:rsid="1db31722" officeooo:paragraph-rsid="1db31722"/>
    </style:style>
    <style:style style:name="P164" style:family="paragraph" style:parent-style-name="Standard">
      <style:text-properties officeooo:rsid="1df61dad" officeooo:paragraph-rsid="1df61dad"/>
    </style:style>
    <style:style style:name="P165" style:family="paragraph" style:parent-style-name="Standard">
      <style:text-properties officeooo:rsid="1df6262c" officeooo:paragraph-rsid="1df6262c"/>
    </style:style>
    <style:style style:name="P166" style:family="paragraph" style:parent-style-name="Standard">
      <style:text-properties officeooo:rsid="1df68597" officeooo:paragraph-rsid="1df68597"/>
    </style:style>
    <style:style style:name="P167" style:family="paragraph" style:parent-style-name="Standard">
      <style:text-properties officeooo:rsid="1dfa9c54" officeooo:paragraph-rsid="1dfa9c54"/>
    </style:style>
    <style:style style:name="P168" style:family="paragraph" style:parent-style-name="Standard">
      <style:text-properties officeooo:rsid="1bebcb59" officeooo:paragraph-rsid="1be7abe6"/>
    </style:style>
    <style:style style:name="P169" style:family="paragraph" style:parent-style-name="Standard">
      <style:text-properties officeooo:rsid="1bebcb59" officeooo:paragraph-rsid="1d39bb07"/>
    </style:style>
    <style:style style:name="P170" style:family="paragraph" style:parent-style-name="Standard">
      <style:text-properties officeooo:rsid="1de76136" officeooo:paragraph-rsid="1d39bb07"/>
    </style:style>
    <style:style style:name="T1" style:family="text">
      <style:text-properties officeooo:rsid="00023519"/>
    </style:style>
    <style:style style:name="T2" style:family="text">
      <style:text-properties officeooo:rsid="00084d29"/>
    </style:style>
    <style:style style:name="T3" style:family="text">
      <style:text-properties officeooo:rsid="001eba9d"/>
    </style:style>
    <style:style style:name="T4" style:family="text">
      <style:text-properties officeooo:rsid="0038ee17"/>
    </style:style>
    <style:style style:name="T5" style:family="text">
      <style:text-properties officeooo:rsid="019583ab"/>
    </style:style>
    <style:style style:name="T6" style:family="text">
      <style:text-properties officeooo:rsid="01972df9"/>
    </style:style>
    <style:style style:name="T7" style:family="text">
      <style:text-properties officeooo:rsid="01a52a0b"/>
    </style:style>
    <style:style style:name="T8" style:family="text">
      <style:text-properties officeooo:rsid="02a07a0c"/>
    </style:style>
    <style:style style:name="T9" style:family="text">
      <style:text-properties officeooo:rsid="02c12c17"/>
    </style:style>
    <style:style style:name="T10" style:family="text">
      <style:text-properties officeooo:rsid="02c6b12c"/>
    </style:style>
    <style:style style:name="T11" style:family="text">
      <style:text-properties officeooo:rsid="0301fc47"/>
    </style:style>
    <style:style style:name="T12" style:family="text">
      <style:text-properties officeooo:rsid="031b9f49"/>
    </style:style>
    <style:style style:name="T13" style:family="text">
      <style:text-properties officeooo:rsid="039a8872"/>
    </style:style>
    <style:style style:name="T14" style:family="text">
      <style:text-properties officeooo:rsid="03df33ae"/>
    </style:style>
    <style:style style:name="T15" style:family="text">
      <style:text-properties officeooo:rsid="04523141"/>
    </style:style>
    <style:style style:name="T16" style:family="text">
      <style:text-properties officeooo:rsid="04a79d0d"/>
    </style:style>
    <style:style style:name="T17" style:family="text">
      <style:text-properties officeooo:rsid="056ad3f6"/>
    </style:style>
    <style:style style:name="T18" style:family="text">
      <style:text-properties officeooo:rsid="05a9ae6c"/>
    </style:style>
    <style:style style:name="T19" style:family="text">
      <style:text-properties officeooo:rsid="063945d6"/>
    </style:style>
    <style:style style:name="T20" style:family="text">
      <style:text-properties officeooo:rsid="064509fc"/>
    </style:style>
    <style:style style:name="T21" style:family="text">
      <style:text-properties officeooo:rsid="064c2683"/>
    </style:style>
    <style:style style:name="T22" style:family="text">
      <style:text-properties officeooo:rsid="066daa7b"/>
    </style:style>
    <style:style style:name="T23" style:family="text">
      <style:text-properties officeooo:rsid="06b385cc"/>
    </style:style>
    <style:style style:name="T24" style:family="text">
      <style:text-properties officeooo:rsid="06c30b17"/>
    </style:style>
    <style:style style:name="T25" style:family="text">
      <style:text-properties officeooo:rsid="06d51076"/>
    </style:style>
    <style:style style:name="T26" style:family="text">
      <style:text-properties officeooo:rsid="06f42cca"/>
    </style:style>
    <style:style style:name="T27" style:family="text">
      <style:text-properties officeooo:rsid="07119884"/>
    </style:style>
    <style:style style:name="T28" style:family="text">
      <style:text-properties officeooo:rsid="0838b553"/>
    </style:style>
    <style:style style:name="T29" style:family="text">
      <style:text-properties officeooo:rsid="089c6cd5"/>
    </style:style>
    <style:style style:name="T30" style:family="text">
      <style:text-properties officeooo:rsid="08b77c6e"/>
    </style:style>
    <style:style style:name="T31" style:family="text">
      <style:text-properties officeooo:rsid="08bb0b33"/>
    </style:style>
    <style:style style:name="T32" style:family="text">
      <style:text-properties officeooo:rsid="0914c627"/>
    </style:style>
    <style:style style:name="T33" style:family="text">
      <style:text-properties officeooo:rsid="092a3c19"/>
    </style:style>
    <style:style style:name="T34" style:family="text">
      <style:text-properties officeooo:rsid="092b5997"/>
    </style:style>
    <style:style style:name="T35" style:family="text">
      <style:text-properties officeooo:rsid="09c9b4c5"/>
    </style:style>
    <style:style style:name="T36" style:family="text">
      <style:text-properties officeooo:rsid="0a0c0250"/>
    </style:style>
    <style:style style:name="T37" style:family="text">
      <style:text-properties officeooo:rsid="0a0e06f8"/>
    </style:style>
    <style:style style:name="T38" style:family="text">
      <style:text-properties officeooo:rsid="0a12c4c8"/>
    </style:style>
    <style:style style:name="T39" style:family="text">
      <style:text-properties officeooo:rsid="0a1b2864"/>
    </style:style>
    <style:style style:name="T40" style:family="text">
      <style:text-properties officeooo:rsid="0a5dafb3"/>
    </style:style>
    <style:style style:name="T41" style:family="text">
      <style:text-properties officeooo:rsid="0a7243ff"/>
    </style:style>
    <style:style style:name="T42" style:family="text">
      <style:text-properties officeooo:rsid="0a790d5d"/>
    </style:style>
    <style:style style:name="T43" style:family="text">
      <style:text-properties officeooo:rsid="0a7c0893"/>
    </style:style>
    <style:style style:name="T44" style:family="text">
      <style:text-properties officeooo:rsid="0ad663b0"/>
    </style:style>
    <style:style style:name="T45" style:family="text">
      <style:text-properties officeooo:rsid="0b348bb2"/>
    </style:style>
    <style:style style:name="T46" style:family="text">
      <style:text-properties officeooo:rsid="0b6fb898"/>
    </style:style>
    <style:style style:name="T47" style:family="text">
      <style:text-properties officeooo:rsid="0ba20bf4"/>
    </style:style>
    <style:style style:name="T48" style:family="text">
      <style:text-properties officeooo:rsid="0bc09e39"/>
    </style:style>
    <style:style style:name="T49" style:family="text">
      <style:text-properties officeooo:rsid="0bc21a7a"/>
    </style:style>
    <style:style style:name="T50" style:family="text">
      <style:text-properties officeooo:rsid="0bd02566"/>
    </style:style>
    <style:style style:name="T51" style:family="text">
      <style:text-properties officeooo:rsid="0bd63090"/>
    </style:style>
    <style:style style:name="T52" style:family="text">
      <style:text-properties officeooo:rsid="0bd7487a"/>
    </style:style>
    <style:style style:name="T53" style:family="text">
      <style:text-properties officeooo:rsid="0bd94b0c"/>
    </style:style>
    <style:style style:name="T54" style:family="text">
      <style:text-properties officeooo:rsid="0be0bcd3"/>
    </style:style>
    <style:style style:name="T55" style:family="text">
      <style:text-properties officeooo:rsid="0be43a33"/>
    </style:style>
    <style:style style:name="T56" style:family="text">
      <style:text-properties officeooo:rsid="0be58f46"/>
    </style:style>
    <style:style style:name="T57" style:family="text">
      <style:text-properties officeooo:rsid="0be6f095"/>
    </style:style>
    <style:style style:name="T58" style:family="text">
      <style:text-properties officeooo:rsid="0be7e2a2"/>
    </style:style>
    <style:style style:name="T59" style:family="text">
      <style:text-properties officeooo:rsid="0beb3ae4"/>
    </style:style>
    <style:style style:name="T60" style:family="text">
      <style:text-properties officeooo:rsid="0bf88fa9"/>
    </style:style>
    <style:style style:name="T61" style:family="text">
      <style:text-properties officeooo:rsid="0bf99ebc"/>
    </style:style>
    <style:style style:name="T62" style:family="text">
      <style:text-properties officeooo:rsid="0c17d3f9"/>
    </style:style>
    <style:style style:name="T63" style:family="text">
      <style:text-properties officeooo:rsid="0c3b3230"/>
    </style:style>
    <style:style style:name="T64" style:family="text">
      <style:text-properties officeooo:rsid="0caf2bde"/>
    </style:style>
    <style:style style:name="T65" style:family="text">
      <style:text-properties officeooo:rsid="0cb21f33"/>
    </style:style>
    <style:style style:name="T66" style:family="text">
      <style:text-properties officeooo:rsid="0cd6389e"/>
    </style:style>
    <style:style style:name="T67" style:family="text">
      <style:text-properties officeooo:rsid="0d1b56cc"/>
    </style:style>
    <style:style style:name="T68" style:family="text">
      <style:text-properties officeooo:rsid="0d1d1054"/>
    </style:style>
    <style:style style:name="T69" style:family="text">
      <style:text-properties officeooo:rsid="0d2017c7"/>
    </style:style>
    <style:style style:name="T70" style:family="text">
      <style:text-properties officeooo:rsid="0d41bb78"/>
    </style:style>
    <style:style style:name="T71" style:family="text">
      <style:text-properties officeooo:rsid="0d444c67"/>
    </style:style>
    <style:style style:name="T72" style:family="text">
      <style:text-properties officeooo:rsid="0d5e837d"/>
    </style:style>
    <style:style style:name="T73" style:family="text">
      <style:text-properties officeooo:rsid="0da79e65"/>
    </style:style>
    <style:style style:name="T74" style:family="text">
      <style:text-properties officeooo:rsid="0da95b4b"/>
    </style:style>
    <style:style style:name="T75" style:family="text">
      <style:text-properties officeooo:rsid="0daa5ee9"/>
    </style:style>
    <style:style style:name="T76" style:family="text">
      <style:text-properties officeooo:rsid="0dac3a1f"/>
    </style:style>
    <style:style style:name="T77" style:family="text">
      <style:text-properties officeooo:rsid="0dadd3d4"/>
    </style:style>
    <style:style style:name="T78" style:family="text">
      <style:text-properties officeooo:rsid="0dafdc98"/>
    </style:style>
    <style:style style:name="T79" style:family="text">
      <style:text-properties officeooo:rsid="0db990b8"/>
    </style:style>
    <style:style style:name="T80" style:family="text">
      <style:text-properties officeooo:rsid="0dbc3d19"/>
    </style:style>
    <style:style style:name="T81" style:family="text">
      <style:text-properties officeooo:rsid="0dbe68a7"/>
    </style:style>
    <style:style style:name="T82" style:family="text">
      <style:text-properties officeooo:rsid="0dc0256d"/>
    </style:style>
    <style:style style:name="T83" style:family="text">
      <style:text-properties officeooo:rsid="0dc46d08"/>
    </style:style>
    <style:style style:name="T84" style:family="text">
      <style:text-properties officeooo:rsid="0dc4bf01"/>
    </style:style>
    <style:style style:name="T85" style:family="text">
      <style:text-properties officeooo:rsid="0dcac0d4"/>
    </style:style>
    <style:style style:name="T86" style:family="text">
      <style:text-properties officeooo:rsid="0dcfc5b2"/>
    </style:style>
    <style:style style:name="T87" style:family="text">
      <style:text-properties officeooo:rsid="0e051a88"/>
    </style:style>
    <style:style style:name="T88" style:family="text">
      <style:text-properties officeooo:rsid="0e183590"/>
    </style:style>
    <style:style style:name="T89" style:family="text">
      <style:text-properties officeooo:rsid="0e3970f2"/>
    </style:style>
    <style:style style:name="T90" style:family="text">
      <style:text-properties officeooo:rsid="0e48938a"/>
    </style:style>
    <style:style style:name="T91" style:family="text">
      <style:text-properties officeooo:rsid="0e5a240d"/>
    </style:style>
    <style:style style:name="T92" style:family="text">
      <style:text-properties officeooo:rsid="0e5b8985"/>
    </style:style>
    <style:style style:name="T93" style:family="text">
      <style:text-properties officeooo:rsid="0e5bb754"/>
    </style:style>
    <style:style style:name="T94" style:family="text">
      <style:text-properties officeooo:rsid="0e5d60af"/>
    </style:style>
    <style:style style:name="T95" style:family="text">
      <style:text-properties officeooo:rsid="0e5dd406"/>
    </style:style>
    <style:style style:name="T96" style:family="text">
      <style:text-properties officeooo:rsid="100f0d72"/>
    </style:style>
    <style:style style:name="T97" style:family="text">
      <style:text-properties officeooo:rsid="110a9799"/>
    </style:style>
    <style:style style:name="T98" style:family="text">
      <style:text-properties officeooo:rsid="110b0ce8"/>
    </style:style>
    <style:style style:name="T99" style:family="text">
      <style:text-properties officeooo:rsid="11124ecf"/>
    </style:style>
    <style:style style:name="T100" style:family="text">
      <style:text-properties officeooo:rsid="11173deb"/>
    </style:style>
    <style:style style:name="T101" style:family="text">
      <style:text-properties officeooo:rsid="1117f9f1"/>
    </style:style>
    <style:style style:name="T102" style:family="text">
      <style:text-properties officeooo:rsid="11199b59"/>
    </style:style>
    <style:style style:name="T103" style:family="text">
      <style:text-properties officeooo:rsid="111a9edf"/>
    </style:style>
    <style:style style:name="T104" style:family="text">
      <style:text-properties officeooo:rsid="111e68bd"/>
    </style:style>
    <style:style style:name="T105" style:family="text">
      <style:text-properties officeooo:rsid="113345df"/>
    </style:style>
    <style:style style:name="T106" style:family="text">
      <style:text-properties officeooo:rsid="1134c6bb"/>
    </style:style>
    <style:style style:name="T107" style:family="text">
      <style:text-properties officeooo:rsid="113e1ee8"/>
    </style:style>
    <style:style style:name="T108" style:family="text">
      <style:text-properties officeooo:rsid="113f2303"/>
    </style:style>
    <style:style style:name="T109" style:family="text">
      <style:text-properties officeooo:rsid="115a2528"/>
    </style:style>
    <style:style style:name="T110" style:family="text">
      <style:text-properties officeooo:rsid="1184d75f"/>
    </style:style>
    <style:style style:name="T111" style:family="text">
      <style:text-properties officeooo:rsid="1184f717"/>
    </style:style>
    <style:style style:name="T112" style:family="text">
      <style:text-properties officeooo:rsid="1186beba"/>
    </style:style>
    <style:style style:name="T113" style:family="text">
      <style:text-properties officeooo:rsid="118e51fa"/>
    </style:style>
    <style:style style:name="T114" style:family="text">
      <style:text-properties officeooo:rsid="122687df"/>
    </style:style>
    <style:style style:name="T115" style:family="text">
      <style:text-properties officeooo:rsid="12358f3f"/>
    </style:style>
    <style:style style:name="T116" style:family="text">
      <style:text-properties officeooo:rsid="123e66af"/>
    </style:style>
    <style:style style:name="T117" style:family="text">
      <style:text-properties officeooo:rsid="124080b1"/>
    </style:style>
    <style:style style:name="T118" style:family="text">
      <style:text-properties officeooo:rsid="12695942"/>
    </style:style>
    <style:style style:name="T119" style:family="text">
      <style:text-properties officeooo:rsid="127f3562"/>
    </style:style>
    <style:style style:name="T120" style:family="text">
      <style:text-properties officeooo:rsid="12caa0d7"/>
    </style:style>
    <style:style style:name="T121" style:family="text">
      <style:text-properties officeooo:rsid="12cb9b28"/>
    </style:style>
    <style:style style:name="T122" style:family="text">
      <style:text-properties officeooo:rsid="12cd241d"/>
    </style:style>
    <style:style style:name="T123" style:family="text">
      <style:text-properties officeooo:rsid="12cdaac8"/>
    </style:style>
    <style:style style:name="T124" style:family="text">
      <style:text-properties officeooo:rsid="12cf14f2"/>
    </style:style>
    <style:style style:name="T125" style:family="text">
      <style:text-properties officeooo:rsid="12cfd375"/>
    </style:style>
    <style:style style:name="T126" style:family="text">
      <style:text-properties officeooo:rsid="12e2439e"/>
    </style:style>
    <style:style style:name="T127" style:family="text">
      <style:text-properties officeooo:rsid="12e2c732"/>
    </style:style>
    <style:style style:name="T128" style:family="text">
      <style:text-properties officeooo:rsid="12ed2d9c"/>
    </style:style>
    <style:style style:name="T129" style:family="text">
      <style:text-properties officeooo:rsid="12f9f616"/>
    </style:style>
    <style:style style:name="T130" style:family="text">
      <style:text-properties officeooo:rsid="12fbdb8c"/>
    </style:style>
    <style:style style:name="T131" style:family="text">
      <style:text-properties officeooo:rsid="131730aa"/>
    </style:style>
    <style:style style:name="T132" style:family="text">
      <style:text-properties officeooo:rsid="132b9058"/>
    </style:style>
    <style:style style:name="T133" style:family="text">
      <style:text-properties officeooo:rsid="1334cd4f"/>
    </style:style>
    <style:style style:name="T134" style:family="text">
      <style:text-properties officeooo:rsid="13512f31"/>
    </style:style>
    <style:style style:name="T135" style:family="text">
      <style:text-properties officeooo:rsid="1353734e"/>
    </style:style>
    <style:style style:name="T136" style:family="text">
      <style:text-properties officeooo:rsid="135d7b78"/>
    </style:style>
    <style:style style:name="T137" style:family="text">
      <style:text-properties officeooo:rsid="135e2f92"/>
    </style:style>
    <style:style style:name="T138" style:family="text">
      <style:text-properties officeooo:rsid="1362c790"/>
    </style:style>
    <style:style style:name="T139" style:family="text">
      <style:text-properties officeooo:rsid="1374db5d"/>
    </style:style>
    <style:style style:name="T140" style:family="text">
      <style:text-properties officeooo:rsid="13805a53"/>
    </style:style>
    <style:style style:name="T141" style:family="text">
      <style:text-properties officeooo:rsid="1392594e"/>
    </style:style>
    <style:style style:name="T142" style:family="text">
      <style:text-properties officeooo:rsid="145de429"/>
    </style:style>
    <style:style style:name="T143" style:family="text">
      <style:text-properties officeooo:rsid="14a6a77c"/>
    </style:style>
    <style:style style:name="T144" style:family="text">
      <style:text-properties officeooo:rsid="14a6bb29"/>
    </style:style>
    <style:style style:name="T145" style:family="text">
      <style:text-properties officeooo:rsid="14a94270"/>
    </style:style>
    <style:style style:name="T146" style:family="text">
      <style:text-properties officeooo:rsid="14b6d21f"/>
    </style:style>
    <style:style style:name="T147" style:family="text">
      <style:text-properties officeooo:rsid="14b7f3ca"/>
    </style:style>
    <style:style style:name="T148" style:family="text">
      <style:text-properties officeooo:rsid="14cbf3f0"/>
    </style:style>
    <style:style style:name="T149" style:family="text">
      <style:text-properties officeooo:rsid="14d0517a"/>
    </style:style>
    <style:style style:name="T150" style:family="text">
      <style:text-properties officeooo:rsid="14df6242"/>
    </style:style>
    <style:style style:name="T151" style:family="text">
      <style:text-properties officeooo:rsid="150dc59d"/>
    </style:style>
    <style:style style:name="T152" style:family="text">
      <style:text-properties officeooo:rsid="1510a450"/>
    </style:style>
    <style:style style:name="T153" style:family="text">
      <style:text-properties officeooo:rsid="1519e04b"/>
    </style:style>
    <style:style style:name="T154" style:family="text">
      <style:text-properties officeooo:rsid="152604d3"/>
    </style:style>
    <style:style style:name="T155" style:family="text">
      <style:text-properties officeooo:rsid="15493f97"/>
    </style:style>
    <style:style style:name="T156" style:family="text">
      <style:text-properties officeooo:rsid="154c201c"/>
    </style:style>
    <style:style style:name="T157" style:family="text">
      <style:text-properties officeooo:rsid="154ca203"/>
    </style:style>
    <style:style style:name="T158" style:family="text">
      <style:text-properties officeooo:rsid="154d92b0"/>
    </style:style>
    <style:style style:name="T159" style:family="text">
      <style:text-properties officeooo:rsid="154e53cd"/>
    </style:style>
    <style:style style:name="T160" style:family="text">
      <style:text-properties officeooo:rsid="1558edfa"/>
    </style:style>
    <style:style style:name="T161" style:family="text">
      <style:text-properties officeooo:rsid="155a4bfe"/>
    </style:style>
    <style:style style:name="T162" style:family="text">
      <style:text-properties officeooo:rsid="155d7cfe"/>
    </style:style>
    <style:style style:name="T163" style:family="text">
      <style:text-properties officeooo:rsid="15618d17"/>
    </style:style>
    <style:style style:name="T164" style:family="text">
      <style:text-properties officeooo:rsid="15638c07"/>
    </style:style>
    <style:style style:name="T165" style:family="text">
      <style:text-properties officeooo:rsid="156440df"/>
    </style:style>
    <style:style style:name="T166" style:family="text">
      <style:text-properties officeooo:rsid="157e3d30"/>
    </style:style>
    <style:style style:name="T167" style:family="text">
      <style:text-properties officeooo:rsid="157f9f6a"/>
    </style:style>
    <style:style style:name="T168" style:family="text">
      <style:text-properties officeooo:rsid="157ffbc1"/>
    </style:style>
    <style:style style:name="T169" style:family="text">
      <style:text-properties officeooo:rsid="158c5b1e"/>
    </style:style>
    <style:style style:name="T170" style:family="text">
      <style:text-properties officeooo:rsid="158d222d"/>
    </style:style>
    <style:style style:name="T171" style:family="text">
      <style:text-properties officeooo:rsid="1593665f"/>
    </style:style>
    <style:style style:name="T172" style:family="text">
      <style:text-properties officeooo:rsid="159561ce"/>
    </style:style>
    <style:style style:name="T173" style:family="text">
      <style:text-properties officeooo:rsid="15a1e8c0"/>
    </style:style>
    <style:style style:name="T174" style:family="text">
      <style:text-properties officeooo:rsid="15a8e9c6"/>
    </style:style>
    <style:style style:name="T175" style:family="text">
      <style:text-properties officeooo:rsid="15af38ac"/>
    </style:style>
    <style:style style:name="T176" style:family="text">
      <style:text-properties officeooo:rsid="15affad5"/>
    </style:style>
    <style:style style:name="T177" style:family="text">
      <style:text-properties officeooo:rsid="15b1898e"/>
    </style:style>
    <style:style style:name="T178" style:family="text">
      <style:text-properties officeooo:rsid="15b31abc"/>
    </style:style>
    <style:style style:name="T179" style:family="text">
      <style:text-properties officeooo:rsid="15b94f08"/>
    </style:style>
    <style:style style:name="T180" style:family="text">
      <style:text-properties officeooo:rsid="15c9f877"/>
    </style:style>
    <style:style style:name="T181" style:family="text">
      <style:text-properties officeooo:rsid="15cca864"/>
    </style:style>
    <style:style style:name="T182" style:family="text">
      <style:text-properties officeooo:rsid="15db314e"/>
    </style:style>
    <style:style style:name="T183" style:family="text">
      <style:text-properties officeooo:rsid="15e79880"/>
    </style:style>
    <style:style style:name="T184" style:family="text">
      <style:text-properties officeooo:rsid="161637ea"/>
    </style:style>
    <style:style style:name="T185" style:family="text">
      <style:text-properties officeooo:rsid="1617e912"/>
    </style:style>
    <style:style style:name="T186" style:family="text">
      <style:text-properties officeooo:rsid="164ac6af"/>
    </style:style>
    <style:style style:name="T187" style:family="text">
      <style:text-properties officeooo:rsid="16540f5a"/>
    </style:style>
    <style:style style:name="T188" style:family="text">
      <style:text-properties officeooo:rsid="16744f3d"/>
    </style:style>
    <style:style style:name="T189" style:family="text">
      <style:text-properties officeooo:rsid="1689ced5"/>
    </style:style>
    <style:style style:name="T190" style:family="text">
      <style:text-properties officeooo:rsid="168c6d83"/>
    </style:style>
    <style:style style:name="T191" style:family="text">
      <style:text-properties officeooo:rsid="168f95d2"/>
    </style:style>
    <style:style style:name="T192" style:family="text">
      <style:text-properties officeooo:rsid="16960c1a"/>
    </style:style>
    <style:style style:name="T193" style:family="text">
      <style:text-properties officeooo:rsid="1697be9e"/>
    </style:style>
    <style:style style:name="T194" style:family="text">
      <style:text-properties officeooo:rsid="16a5973c"/>
    </style:style>
    <style:style style:name="T195" style:family="text">
      <style:text-properties officeooo:rsid="16a71a72"/>
    </style:style>
    <style:style style:name="T196" style:family="text">
      <style:text-properties officeooo:rsid="16bdc3ae"/>
    </style:style>
    <style:style style:name="T197" style:family="text">
      <style:text-properties officeooo:rsid="16c880d8"/>
    </style:style>
    <style:style style:name="T198" style:family="text">
      <style:text-properties officeooo:rsid="16c8f798"/>
    </style:style>
    <style:style style:name="T199" style:family="text">
      <style:text-properties officeooo:rsid="16cadd53"/>
    </style:style>
    <style:style style:name="T200" style:family="text">
      <style:text-properties officeooo:rsid="16cc8270"/>
    </style:style>
    <style:style style:name="T201" style:family="text">
      <style:text-properties officeooo:rsid="16ff39d8"/>
    </style:style>
    <style:style style:name="T202" style:family="text">
      <style:text-properties officeooo:rsid="17042f87"/>
    </style:style>
    <style:style style:name="T203" style:family="text">
      <style:text-properties officeooo:rsid="170766d9"/>
    </style:style>
    <style:style style:name="T204" style:family="text">
      <style:text-properties officeooo:rsid="170ef4ce"/>
    </style:style>
    <style:style style:name="T205" style:family="text">
      <style:text-properties officeooo:rsid="171483b7"/>
    </style:style>
    <style:style style:name="T206" style:family="text">
      <style:text-properties officeooo:rsid="171c1fb8"/>
    </style:style>
    <style:style style:name="T207" style:family="text">
      <style:text-properties officeooo:rsid="1721c7d2"/>
    </style:style>
    <style:style style:name="T208" style:family="text">
      <style:text-properties officeooo:rsid="172526b7"/>
    </style:style>
    <style:style style:name="T209" style:family="text">
      <style:text-properties officeooo:rsid="172576d1"/>
    </style:style>
    <style:style style:name="T210" style:family="text">
      <style:text-properties officeooo:rsid="172831d8"/>
    </style:style>
    <style:style style:name="T211" style:family="text">
      <style:text-properties officeooo:rsid="172f49d5"/>
    </style:style>
    <style:style style:name="T212" style:family="text">
      <style:text-properties officeooo:rsid="17319401"/>
    </style:style>
    <style:style style:name="T213" style:family="text">
      <style:text-properties officeooo:rsid="17386ae9"/>
    </style:style>
    <style:style style:name="T214" style:family="text">
      <style:text-properties officeooo:rsid="17445b2c"/>
    </style:style>
    <style:style style:name="T215" style:family="text">
      <style:text-properties officeooo:rsid="1752592c"/>
    </style:style>
    <style:style style:name="T216" style:family="text">
      <style:text-properties officeooo:rsid="17595c4e"/>
    </style:style>
    <style:style style:name="T217" style:family="text">
      <style:text-properties officeooo:rsid="1765909f"/>
    </style:style>
    <style:style style:name="T218" style:family="text">
      <style:text-properties officeooo:rsid="1765f81f"/>
    </style:style>
    <style:style style:name="T219" style:family="text">
      <style:text-properties officeooo:rsid="17664cc7"/>
    </style:style>
    <style:style style:name="T220" style:family="text">
      <style:text-properties officeooo:rsid="176676f8"/>
    </style:style>
    <style:style style:name="T221" style:family="text">
      <style:text-properties officeooo:rsid="176bd778"/>
    </style:style>
    <style:style style:name="T222" style:family="text">
      <style:text-properties officeooo:rsid="1772fbb9"/>
    </style:style>
    <style:style style:name="T223" style:family="text">
      <style:text-properties officeooo:rsid="17752bda"/>
    </style:style>
    <style:style style:name="T224" style:family="text">
      <style:text-properties officeooo:rsid="177c20e2"/>
    </style:style>
    <style:style style:name="T225" style:family="text">
      <style:text-properties officeooo:rsid="1784ab70"/>
    </style:style>
    <style:style style:name="T226" style:family="text">
      <style:text-properties officeooo:rsid="178b18b6"/>
    </style:style>
    <style:style style:name="T227" style:family="text">
      <style:text-properties officeooo:rsid="178c0fdb"/>
    </style:style>
    <style:style style:name="T228" style:family="text">
      <style:text-properties officeooo:rsid="17a81146"/>
    </style:style>
    <style:style style:name="T229" style:family="text">
      <style:text-properties officeooo:rsid="17c72b49"/>
    </style:style>
    <style:style style:name="T230" style:family="text">
      <style:text-properties officeooo:rsid="17c80296"/>
    </style:style>
    <style:style style:name="T231" style:family="text">
      <style:text-properties officeooo:rsid="17dfb918"/>
    </style:style>
    <style:style style:name="T232" style:family="text">
      <style:text-properties officeooo:rsid="18166643"/>
    </style:style>
    <style:style style:name="T233" style:family="text">
      <style:text-properties officeooo:rsid="18330a7d"/>
    </style:style>
    <style:style style:name="T234" style:family="text">
      <style:text-properties officeooo:rsid="1835ae11"/>
    </style:style>
    <style:style style:name="T235" style:family="text">
      <style:text-properties officeooo:rsid="18390d67"/>
    </style:style>
    <style:style style:name="T236" style:family="text">
      <style:text-properties officeooo:rsid="1839df9a"/>
    </style:style>
    <style:style style:name="T237" style:family="text">
      <style:text-properties officeooo:rsid="184e5410"/>
    </style:style>
    <style:style style:name="T238" style:family="text">
      <style:text-properties officeooo:rsid="187f96c0"/>
    </style:style>
    <style:style style:name="T239" style:family="text">
      <style:text-properties officeooo:rsid="1886fc94"/>
    </style:style>
    <style:style style:name="T240" style:family="text">
      <style:text-properties officeooo:rsid="188ece77"/>
    </style:style>
    <style:style style:name="T241" style:family="text">
      <style:text-properties officeooo:rsid="18982a2d"/>
    </style:style>
    <style:style style:name="T242" style:family="text">
      <style:text-properties officeooo:rsid="189cb62f"/>
    </style:style>
    <style:style style:name="T243" style:family="text">
      <style:text-properties officeooo:rsid="189f300d"/>
    </style:style>
    <style:style style:name="T244" style:family="text">
      <style:text-properties officeooo:rsid="18a30edc"/>
    </style:style>
    <style:style style:name="T245" style:family="text">
      <style:text-properties officeooo:rsid="18e9aa54"/>
    </style:style>
    <style:style style:name="T246" style:family="text">
      <style:text-properties officeooo:rsid="18eb11bb"/>
    </style:style>
    <style:style style:name="T247" style:family="text">
      <style:text-properties officeooo:rsid="18ec8482"/>
    </style:style>
    <style:style style:name="T248" style:family="text">
      <style:text-properties officeooo:rsid="18eca689"/>
    </style:style>
    <style:style style:name="T249" style:family="text">
      <style:text-properties officeooo:rsid="18f21c28"/>
    </style:style>
    <style:style style:name="T250" style:family="text">
      <style:text-properties officeooo:rsid="19046951"/>
    </style:style>
    <style:style style:name="T251" style:family="text">
      <style:text-properties officeooo:rsid="190bacb2"/>
    </style:style>
    <style:style style:name="T252" style:family="text">
      <style:text-properties officeooo:rsid="1915188c"/>
    </style:style>
    <style:style style:name="T253" style:family="text">
      <style:text-properties officeooo:rsid="191a49fc"/>
    </style:style>
    <style:style style:name="T254" style:family="text">
      <style:text-properties officeooo:rsid="19214b0f"/>
    </style:style>
    <style:style style:name="T255" style:family="text">
      <style:text-properties officeooo:rsid="192be6cf"/>
    </style:style>
    <style:style style:name="T256" style:family="text">
      <style:text-properties officeooo:rsid="1942f835"/>
    </style:style>
    <style:style style:name="T257" style:family="text">
      <style:text-properties officeooo:rsid="194d0e81"/>
    </style:style>
    <style:style style:name="T258" style:family="text">
      <style:text-properties officeooo:rsid="195166d6"/>
    </style:style>
    <style:style style:name="T259" style:family="text">
      <style:text-properties officeooo:rsid="195872d9"/>
    </style:style>
    <style:style style:name="T260" style:family="text">
      <style:text-properties officeooo:rsid="197a6c7e"/>
    </style:style>
    <style:style style:name="T261" style:family="text">
      <style:text-properties officeooo:rsid="198057a5"/>
    </style:style>
    <style:style style:name="T262" style:family="text">
      <style:text-properties officeooo:rsid="199117f6"/>
    </style:style>
    <style:style style:name="T263" style:family="text">
      <style:text-properties officeooo:rsid="19b3151c"/>
    </style:style>
    <style:style style:name="T264" style:family="text">
      <style:text-properties officeooo:rsid="19f4d4e1"/>
    </style:style>
    <style:style style:name="T265" style:family="text">
      <style:text-properties officeooo:rsid="19f746cb"/>
    </style:style>
    <style:style style:name="T266" style:family="text">
      <style:text-properties officeooo:rsid="1a4e7ef2"/>
    </style:style>
    <style:style style:name="T267" style:family="text">
      <style:text-properties officeooo:rsid="1a50404c"/>
    </style:style>
    <style:style style:name="T268" style:family="text">
      <style:text-properties officeooo:rsid="1a6891a8"/>
    </style:style>
    <style:style style:name="T269" style:family="text">
      <style:text-properties officeooo:rsid="1a68ee26"/>
    </style:style>
    <style:style style:name="T270" style:family="text">
      <style:text-properties officeooo:rsid="1a6b2f1b"/>
    </style:style>
    <style:style style:name="T271" style:family="text">
      <style:text-properties officeooo:rsid="1a7adf7d"/>
    </style:style>
    <style:style style:name="T272" style:family="text">
      <style:text-properties officeooo:rsid="1a832594"/>
    </style:style>
    <style:style style:name="T273" style:family="text">
      <style:text-properties officeooo:rsid="1ac2553a"/>
    </style:style>
    <style:style style:name="T274" style:family="text">
      <style:text-properties officeooo:rsid="1ad29416"/>
    </style:style>
    <style:style style:name="T275" style:family="text">
      <style:text-properties officeooo:rsid="1adaee72"/>
    </style:style>
    <style:style style:name="T276" style:family="text">
      <style:text-properties officeooo:rsid="1ae3604c"/>
    </style:style>
    <style:style style:name="T277" style:family="text">
      <style:text-properties officeooo:rsid="1aeb0eb3"/>
    </style:style>
    <style:style style:name="T278" style:family="text">
      <style:text-properties officeooo:rsid="1b204e1d"/>
    </style:style>
    <style:style style:name="T279" style:family="text">
      <style:text-properties officeooo:rsid="1b210c9c"/>
    </style:style>
    <style:style style:name="T280" style:family="text">
      <style:text-properties officeooo:rsid="1b251a2e"/>
    </style:style>
    <style:style style:name="T281" style:family="text">
      <style:text-properties officeooo:rsid="1b31a4e1"/>
    </style:style>
    <style:style style:name="T282" style:family="text">
      <style:text-properties officeooo:rsid="1b593f40"/>
    </style:style>
    <style:style style:name="T283" style:family="text">
      <style:text-properties officeooo:rsid="1b59e7a8"/>
    </style:style>
    <style:style style:name="T284" style:family="text">
      <style:text-properties officeooo:rsid="1b5bb112"/>
    </style:style>
    <style:style style:name="T285" style:family="text">
      <style:text-properties officeooo:rsid="1b68270b"/>
    </style:style>
    <style:style style:name="T286" style:family="text">
      <style:text-properties officeooo:rsid="1b6f94f5"/>
    </style:style>
    <style:style style:name="T287" style:family="text">
      <style:text-properties officeooo:rsid="1b72500b"/>
    </style:style>
    <style:style style:name="T288" style:family="text">
      <style:text-properties officeooo:rsid="1b864069"/>
    </style:style>
    <style:style style:name="T289" style:family="text">
      <style:text-properties officeooo:rsid="1ba2e6ff"/>
    </style:style>
    <style:style style:name="T290" style:family="text">
      <style:text-properties officeooo:rsid="1ba35549"/>
    </style:style>
    <style:style style:name="T291" style:family="text">
      <style:text-properties officeooo:rsid="1ba67aa2"/>
    </style:style>
    <style:style style:name="T292" style:family="text">
      <style:text-properties officeooo:rsid="1bb77b88"/>
    </style:style>
    <style:style style:name="T293" style:family="text">
      <style:text-properties officeooo:rsid="1be9480f"/>
    </style:style>
    <style:style style:name="T294" style:family="text">
      <style:text-properties officeooo:rsid="1bebcb59"/>
    </style:style>
    <style:style style:name="T295" style:family="text">
      <style:text-properties officeooo:rsid="1bf90960"/>
    </style:style>
    <style:style style:name="T296" style:family="text">
      <style:text-properties officeooo:rsid="1bfc3a90"/>
    </style:style>
    <style:style style:name="T297" style:family="text">
      <style:text-properties officeooo:rsid="1bfd51eb"/>
    </style:style>
    <style:style style:name="T298" style:family="text">
      <style:text-properties officeooo:rsid="1bff1a90"/>
    </style:style>
    <style:style style:name="T299" style:family="text">
      <style:text-properties officeooo:rsid="1c0045a5"/>
    </style:style>
    <style:style style:name="T300" style:family="text">
      <style:text-properties officeooo:rsid="1c0282cb"/>
    </style:style>
    <style:style style:name="T301" style:family="text">
      <style:text-properties officeooo:rsid="1c02a6e6"/>
    </style:style>
    <style:style style:name="T302" style:family="text">
      <style:text-properties officeooo:rsid="1c07e59c"/>
    </style:style>
    <style:style style:name="T303" style:family="text">
      <style:text-properties officeooo:rsid="1c101414"/>
    </style:style>
    <style:style style:name="T304" style:family="text">
      <style:text-properties officeooo:rsid="1c19a486"/>
    </style:style>
    <style:style style:name="T305" style:family="text">
      <style:text-properties officeooo:rsid="1c1aa214"/>
    </style:style>
    <style:style style:name="T306" style:family="text">
      <style:text-properties officeooo:rsid="1c1b71fe"/>
    </style:style>
    <style:style style:name="T307" style:family="text">
      <style:text-properties officeooo:rsid="1c21f46f"/>
    </style:style>
    <style:style style:name="T308" style:family="text">
      <style:text-properties officeooo:rsid="1c257429"/>
    </style:style>
    <style:style style:name="T309" style:family="text">
      <style:text-properties officeooo:rsid="1c28bc0f"/>
    </style:style>
    <style:style style:name="T310" style:family="text">
      <style:text-properties officeooo:rsid="1c29d232"/>
    </style:style>
    <style:style style:name="T311" style:family="text">
      <style:text-properties officeooo:rsid="1c378bf1"/>
    </style:style>
    <style:style style:name="T312" style:family="text">
      <style:text-properties officeooo:rsid="1c393a69"/>
    </style:style>
    <style:style style:name="T313" style:family="text">
      <style:text-properties officeooo:rsid="1c3943b8"/>
    </style:style>
    <style:style style:name="T314" style:family="text">
      <style:text-properties officeooo:rsid="1c3ad2ed"/>
    </style:style>
    <style:style style:name="T315" style:family="text">
      <style:text-properties officeooo:rsid="1c3aed60"/>
    </style:style>
    <style:style style:name="T316" style:family="text">
      <style:text-properties officeooo:rsid="1c3cab0e"/>
    </style:style>
    <style:style style:name="T317" style:family="text">
      <style:text-properties officeooo:rsid="1c3e3014"/>
    </style:style>
    <style:style style:name="T318" style:family="text">
      <style:text-properties officeooo:rsid="1c4e93e7"/>
    </style:style>
    <style:style style:name="T319" style:family="text">
      <style:text-properties officeooo:rsid="1c4e9915"/>
    </style:style>
    <style:style style:name="T320" style:family="text">
      <style:text-properties officeooo:rsid="1c5208d5"/>
    </style:style>
    <style:style style:name="T321" style:family="text">
      <style:text-properties officeooo:rsid="1c534e5e"/>
    </style:style>
    <style:style style:name="T322" style:family="text">
      <style:text-properties officeooo:rsid="1c72b63b"/>
    </style:style>
    <style:style style:name="T323" style:family="text">
      <style:text-properties officeooo:rsid="1c73773a"/>
    </style:style>
    <style:style style:name="T324" style:family="text">
      <style:text-properties officeooo:rsid="1c77f18a"/>
    </style:style>
    <style:style style:name="T325" style:family="text">
      <style:text-properties officeooo:rsid="1c81801e"/>
    </style:style>
    <style:style style:name="T326" style:family="text">
      <style:text-properties officeooo:rsid="1c8c39ea"/>
    </style:style>
    <style:style style:name="T327" style:family="text">
      <style:text-properties officeooo:rsid="1c933df8"/>
    </style:style>
    <style:style style:name="T328" style:family="text">
      <style:text-properties officeooo:rsid="1cadfb03"/>
    </style:style>
    <style:style style:name="T329" style:family="text">
      <style:text-properties officeooo:rsid="1cb088a2"/>
    </style:style>
    <style:style style:name="T330" style:family="text">
      <style:text-properties officeooo:rsid="1cbfb920"/>
    </style:style>
    <style:style style:name="T331" style:family="text">
      <style:text-properties officeooo:rsid="1cc57836"/>
    </style:style>
    <style:style style:name="T332" style:family="text">
      <style:text-properties officeooo:rsid="1cd0a9cd"/>
    </style:style>
    <style:style style:name="T333" style:family="text">
      <style:text-properties officeooo:rsid="1cd2015b"/>
    </style:style>
    <style:style style:name="T334" style:family="text">
      <style:text-properties officeooo:rsid="1cd2c281"/>
    </style:style>
    <style:style style:name="T335" style:family="text">
      <style:text-properties officeooo:rsid="1cd41957"/>
    </style:style>
    <style:style style:name="T336" style:family="text">
      <style:text-properties officeooo:rsid="1cd542e9"/>
    </style:style>
    <style:style style:name="T337" style:family="text">
      <style:text-properties officeooo:rsid="1cd92003"/>
    </style:style>
    <style:style style:name="T338" style:family="text">
      <style:text-properties officeooo:rsid="1cdaea92"/>
    </style:style>
    <style:style style:name="T339" style:family="text">
      <style:text-properties officeooo:rsid="1cdf7102"/>
    </style:style>
    <style:style style:name="T340" style:family="text">
      <style:text-properties officeooo:rsid="1cea6a50"/>
    </style:style>
    <style:style style:name="T341" style:family="text">
      <style:text-properties officeooo:rsid="1cee1dea"/>
    </style:style>
    <style:style style:name="T342" style:family="text">
      <style:text-properties officeooo:rsid="1cefce9a"/>
    </style:style>
    <style:style style:name="T343" style:family="text">
      <style:text-properties officeooo:rsid="1cf03385"/>
    </style:style>
    <style:style style:name="T344" style:family="text">
      <style:text-properties officeooo:rsid="1cffdf58"/>
    </style:style>
    <style:style style:name="T345" style:family="text">
      <style:text-properties officeooo:rsid="1d07e9b7"/>
    </style:style>
    <style:style style:name="T346" style:family="text">
      <style:text-properties officeooo:rsid="1d0d0c59"/>
    </style:style>
    <style:style style:name="T347" style:family="text">
      <style:text-properties officeooo:rsid="1d1d0827"/>
    </style:style>
    <style:style style:name="T348" style:family="text">
      <style:text-properties officeooo:rsid="1d62f9c4"/>
    </style:style>
    <style:style style:name="T349" style:family="text">
      <style:text-properties officeooo:rsid="1d89d3a8"/>
    </style:style>
    <style:style style:name="T350" style:family="text">
      <style:text-properties officeooo:rsid="1d8bb8cc"/>
    </style:style>
    <style:style style:name="T351" style:family="text">
      <style:text-properties officeooo:rsid="1d8c674e"/>
    </style:style>
    <style:style style:name="T352" style:family="text">
      <style:text-properties officeooo:rsid="1d96d660"/>
    </style:style>
    <style:style style:name="T353" style:family="text">
      <style:text-properties officeooo:rsid="1d9ad6fe"/>
    </style:style>
    <style:style style:name="T354" style:family="text">
      <style:text-properties officeooo:rsid="1da4d6f7"/>
    </style:style>
    <style:style style:name="T355" style:family="text">
      <style:text-properties officeooo:rsid="1db2e167"/>
    </style:style>
    <style:style style:name="T356" style:family="text">
      <style:text-properties officeooo:rsid="1dbeae07"/>
    </style:style>
    <style:style style:name="T357" style:family="text">
      <style:text-properties officeooo:rsid="1dc0eb2c"/>
    </style:style>
    <style:style style:name="T358" style:family="text">
      <style:text-properties officeooo:rsid="1dc9d1a6"/>
    </style:style>
    <style:style style:name="T359" style:family="text">
      <style:text-properties officeooo:rsid="1dca9c7e"/>
    </style:style>
    <style:style style:name="T360" style:family="text">
      <style:text-properties officeooo:rsid="1dcab535"/>
    </style:style>
    <style:style style:name="T361" style:family="text">
      <style:text-properties officeooo:rsid="1dd52aa6"/>
    </style:style>
    <style:style style:name="T362" style:family="text">
      <style:text-properties officeooo:rsid="1dd7f973"/>
    </style:style>
    <style:style style:name="T363" style:family="text">
      <style:text-properties officeooo:rsid="1dd93e82"/>
    </style:style>
    <style:style style:name="T364" style:family="text">
      <style:text-properties officeooo:rsid="1de4b693"/>
    </style:style>
    <style:style style:name="T365" style:family="text">
      <style:text-properties officeooo:rsid="1de76136"/>
    </style:style>
    <style:style style:name="T366" style:family="text">
      <style:text-properties officeooo:rsid="1de7ef17"/>
    </style:style>
    <style:style style:name="T367" style:family="text">
      <style:text-properties officeooo:rsid="1df68597"/>
    </style:style>
    <style:style style:name="T368" style:family="text">
      <style:text-properties officeooo:rsid="1dfa9c54"/>
    </style:style>
    <style:style style:name="T369" style:family="text">
      <style:text-properties officeooo:rsid="1e18e9cc"/>
    </style:style>
    <style:style style:name="T370" style:family="text">
      <style:text-properties officeooo:rsid="1e223682"/>
    </style:style>
    <style:style style:name="T371" style:family="text">
      <style:text-properties officeooo:rsid="1e2a6f4d"/>
    </style:style>
    <style:style style:name="T372" style:family="text">
      <style:text-properties officeooo:rsid="1e31edbe"/>
    </style:style>
    <style:style style:name="T373" style:family="text">
      <style:text-properties officeooo:rsid="1e33d43a"/>
    </style:style>
    <style:style style:name="T374" style:family="text">
      <style:text-properties officeooo:rsid="1e37b773"/>
    </style:style>
    <style:style style:name="T375" style:family="text">
      <style:text-properties officeooo:rsid="1e392cad"/>
    </style:style>
    <style:style style:name="T376" style:family="text">
      <style:text-properties officeooo:rsid="1e403f11"/>
    </style:style>
    <style:style style:name="T377" style:family="text">
      <style:text-properties officeooo:rsid="1e40f721"/>
    </style:style>
    <style:style style:name="T378" style:family="text">
      <style:text-properties officeooo:rsid="1e45306d"/>
    </style:style>
    <style:style style:name="T379" style:family="text">
      <style:text-properties officeooo:rsid="1e4741b2"/>
    </style:style>
    <style:style style:name="T380" style:family="text">
      <style:text-properties officeooo:rsid="1e481a42"/>
    </style:style>
    <style:style style:name="T381" style:family="text">
      <style:text-properties officeooo:rsid="1e48e85e"/>
    </style:style>
    <style:style style:name="T382" style:family="text">
      <style:text-properties officeooo:rsid="1e49416e"/>
    </style:style>
    <style:style style:name="T383" style:family="text">
      <style:text-properties officeooo:rsid="1e6a67f8"/>
    </style:style>
    <style:style style:name="T384" style:family="text">
      <style:text-properties officeooo:rsid="1e6c345f"/>
    </style:style>
    <style:style style:name="T385" style:family="text">
      <style:text-properties officeooo:rsid="1e6e2d9a"/>
    </style:style>
    <style:style style:name="T386" style:family="text">
      <style:text-properties officeooo:rsid="1e6e90e3"/>
    </style:style>
    <style:style style:name="T387" style:family="text">
      <style:text-properties officeooo:rsid="1e718416"/>
    </style:style>
    <style:style style:name="T388" style:family="text">
      <style:text-properties officeooo:rsid="1e769547"/>
    </style:style>
    <style:style style:name="T389" style:family="text">
      <style:text-properties officeooo:rsid="1e788474"/>
    </style:style>
    <style:style style:name="T390" style:family="text">
      <style:text-properties officeooo:rsid="1e78a9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32(4,<text:span text:style-name="T14">2</text:span>HoF)-16(8,<text:span text:style-name="T91">4</text:span>HoF)-8(1<text:span text:style-name="T92">2</text:span>,<text:span text:style-name="T95">6</text:span>HoF)-4(<text:span text:style-name="T93">16</text:span>,<text:span text:style-name="T72">10</text:span>HoF)-2(<text:span text:style-name="T94">24</text:span>,<text:span text:style-name="T14">15</text:span>HoF<text:span text:style-name="T16">)||| 7,9,11,13(6),16,18,20(8),23,26(10*)</text:span></text:p>
      <text:p text:style-name="P2">1<text:span text:style-name="T73">6</text:span>,<text:span text:style-name="T44">February</text:span>(<text:span text:style-name="T89">4,January-1/January-2</text:span>)-<text:span text:style-name="T23">18</text:span>,<text:span text:style-name="T59">April</text:span>,(3<text:span text:style-name="T59">0</text:span>),<text:span text:style-name="T2">Kanto(8/12,2HoF+18C/3 HoF+21C-W19),2/24+63,87/761(674) – 12(3)+21(19) \ 11.1,2.7+D/M</text:span></text:p>
      <text:p text:style-name="P1"><text:span text:style-name="T23">18</text:span>,<text:span text:style-name="T60">May</text:span>(<text:span text:style-name="T60">6</text:span>)-<text:span text:style-name="T23">19</text:span>,<text:span text:style-name="T61">July</text:span>(3<text:span text:style-name="T97">1</text:span>),<text:span text:style-name="T2">Orange(12/17,5HoF,18C/12HoF+21C-W20),4/34+63,97/395(298) - 29(15)+42(39) \ 6.3,4.8+</text:span></text:p>
      <text:p text:style-name="P1"><text:span text:style-name="T23">19</text:span>,<text:span text:style-name="T98">September</text:span>(<text:span text:style-name="T103">5</text:span>)-<text:span text:style-name="T1">21</text:span>,<text:span text:style-name="T99">November(30),Johto(48/76,23HoF,27C/74 HoF+36C-W34),8/152+108,260/762(502) – 105(89)+78(73) \ 3.7,8.2+</text:span></text:p>
      <text:p text:style-name="P3">2<text:span text:style-name="T101">2</text:span>,<text:span text:style-name="T100">January</text:span>(<text:span text:style-name="T104">6</text:span>)-2<text:span text:style-name="T74">4</text:span>,<text:span text:style-name="T102">March</text:span>(<text:span text:style-name="T102">31</text:span>),<text:span text:style-name="T2">Hoenn(48/96,26HoF,36C/96 HoF+45C),16/192+135,327/759(432) – 201(185)+123(118) \ 2.9,10.5</text:span></text:p>
      <text:p text:style-name="P4">2<text:span text:style-name="T75">4</text:span>,<text:span text:style-name="T105">May</text:span>(<text:span text:style-name="T106">6</text:span>)-2<text:span text:style-name="T108">6</text:span>,<text:span text:style-name="T107">January</text:span>(<text:span text:style-name="T4">31</text:span>),<text:span text:style-name="T18">Kanto Battle Frontier(48/70,30HoF,27C/70 HoF+36C),15/140+108,248/579(331) – 271(255)+159(154) \ 2,15.1+</text:span></text:p>
      <text:p text:style-name="P4">2<text:span text:style-name="T75">6</text:span>,<text:span text:style-name="T109">April</text:span>(<text:span text:style-name="T109">5)-28,June(30),Sinnoh(72/153,51 HoF,45C/153 HoF+54C),36/268+162,430/762(332) – 424(408)+213(208) \ 1.5,20.3+</text:span></text:p>
      <text:p text:style-name="P5">2<text:span text:style-name="T76">8</text:span>,<text:span text:style-name="T110">September</text:span>(<text:span text:style-name="T111">5</text:span>)-<text:span text:style-name="T62">31</text:span>,<text:span text:style-name="T112">April</text:span>(<text:span text:style-name="T113">30</text:span>),Unova<text:span text:style-name="T3">(80/300,55) HoF,54C/300HoF+72C),40/369+216,585/912(327) – 724(708)+285(280) \ 1.4,22</text:span></text:p>
      <text:p text:style-name="P29"><text:span text:style-name="T63">31</text:span>,<text:span text:style-name="T63">May(1-4,8-13,18-21,24-{25},26-28,29-31),June(1Sf,2,3-23,24,25-29,30),July</text:span>(<text:span text:style-name="T119">1Sf,2,3-16,17-18C,19|27,July,28,29-August,11),August</text:span>(<text:span text:style-name="T13">12</text:span>-<text:span text:style-name="T13">25 On Hand</text:span>,<text:span text:style-name="T13">26-27,28,29,30-31</text:span>)</text:p>
      <text:p text:style-name="P50"><text:span text:style-name="T11">31,September,(1)-31,October,November-32,January</text:span>,<text:span text:style-name="T115">February,</text:span></text:p>
      <text:p text:style-name="P51">32,March(12)(Final)</text:p>
      <text:p text:style-name="P30">3<text:span text:style-name="T77">2</text:span>,<text:span text:style-name="T120">March,</text:span>(13-19,21-27HQ,29-<text:span text:style-name="T121">April,18</text:span>K,<text:span text:style-name="T126">20</text:span>-<text:span text:style-name="T127">May,3</text:span>S<text:span text:style-name="T29">f)</text:span></text:p>
      <text:p text:style-name="P16">3<text:span text:style-name="T77">2</text:span>,<text:span text:style-name="T122">May</text:span>(<text:span text:style-name="T123">6</text:span>)-3<text:span text:style-name="T77">4</text:span>,<text:span text:style-name="T124">July</text:span>(3<text:span text:style-name="T116">1</text:span>),Kalos(88/<text:span text:style-name="T96">230</text:span>,<text:span text:style-name="T15">59HoF,63C/230HoF+72C</text:span>),<text:span text:style-name="T15">44/263+216,479/761(282) – 954(938)+357(352) \ 1.3+,22.6+</text:span></text:p>
      <text:p text:style-name="P52">3<text:span text:style-name="T77">4</text:span>,<text:span text:style-name="T125">September(30)</text:span>,Unova<text:span text:style-name="T5">,(45),999(983),8</text:span></text:p>
      <text:p text:style-name="P53">34,November(30),Sinnoh,(45),1044(1028),10</text:p>
      <text:p text:style-name="P7">3<text:span text:style-name="T117">5</text:span>,<text:span text:style-name="T128">January(31)</text:span>,Hoenn<text:span text:style-name="T5">,(45),1089(1073),11</text:span></text:p>
      <text:p text:style-name="P7">3<text:span text:style-name="T77">5</text:span>,<text:span text:style-name="T129">March(31)</text:span>,Kalos<text:span text:style-name="T6">,(45),1134(1118),15</text:span></text:p>
      <text:p text:style-name="P7">3<text:span text:style-name="T77">5</text:span>,<text:span text:style-name="T130">May(31)</text:span>,Johto,<text:span text:style-name="T5">(45),1179(1163),17</text:span></text:p>
      <text:p text:style-name="P7">3<text:span text:style-name="T77">5</text:span>,<text:span text:style-name="T131">June(30)</text:span>,Orange<text:span text:style-name="T7">,(25),1204(1188),21</text:span></text:p>
      <text:p text:style-name="P7">3<text:span text:style-name="T77">5</text:span>,<text:span text:style-name="T132">August(31),</text:span>Kanto<text:span text:style-name="T10">,(46),1250,(1234),23</text:span></text:p>
      <text:p text:style-name="P14">3<text:span text:style-name="T77">5</text:span>,<text:span text:style-name="T133">September</text:span>,<text:span text:style-name="T17">24</text:span>-<text:span text:style-name="T139">2,October,4</text:span> <text:span text:style-name="T134">October</text:span>,Kalos,-<text:span text:style-name="T140">35,October,18</text:span></text:p>
      <text:p text:style-name="P14">3<text:span text:style-name="T77">5</text:span>,<text:span text:style-name="T135">October,20-21,Pallet-&gt;23-30,Pallet</text:span></text:p>
      <text:p text:style-name="P8">3<text:span text:style-name="T77">5</text:span>,<text:span text:style-name="T136">November,6(Cerulian)</text:span></text:p>
      <text:p text:style-name="P15">3<text:span text:style-name="T77">5</text:span>,<text:span text:style-name="T137">November</text:span>,<text:span text:style-name="T142">7</text:span>-<text:span text:style-name="T118">16,17</text:span></text:p>
      <text:p text:style-name="P15"><text:span text:style-name="T12">35,November</text:span>,(<text:span text:style-name="T138">18</text:span>)</text:p>
      <text:p text:style-name="P9">3<text:span text:style-name="T77">5</text:span>,<text:span text:style-name="T141">December(3,16)17</text:span>-<text:span text:style-name="T45">36,January,(February-March,April,May,June+21)/35,July(22-27,August,3,4-7,8*)-October(3R),October-November(16),36,November(18-25,26)-37,March,April(13),May</text:span></text:p>
      <text:p text:style-name="P10">3<text:span text:style-name="T78">7,June</text:span>(<text:span text:style-name="T26">Sh-8,St | </text:span>P-<text:span text:style-name="T27">&gt;Tu11,Th13,St15,M17,W19,Sn23|April,Tu4,F7,M10,F14,Tu18,F21,M24,Th27,Sn30</text:span>)-<text:span text:style-name="T114">November</text:span></text:p>
      <text:p text:style-name="P10"/>
      <text:p text:style-name="P11">Tracey,<text:span text:style-name="T25">41[42November]</text:span>/Daisy,4<text:span text:style-name="T184">4[45January](Blossom&amp;Jasmine,9m),34-May</text:span></text:p>
      <text:p text:style-name="P11">Brock,<text:span text:style-name="T8">42[43January]</text:span>/Violet,<text:span text:style-name="T8">42[43January](2E,Casper),33-November</text:span></text:p>
      <text:p text:style-name="P28">Gary,3<text:span text:style-name="T90">7[38December]</text:span>/Lillie,<text:span text:style-name="T185">40[41November](Gilbert,1y),33-August</text:span></text:p>
      <text:p text:style-name="P12">Delia Ketchum,<text:span text:style-name="T88">62</text:span></text:p>
      <text:p text:style-name="P13">Professor Oak,<text:span text:style-name="T9">86</text:span></text:p>
      <text:p text:style-name="P18">May,<text:span text:style-name="T24">32[32July]</text:span>/Drew,3<text:span text:style-name="T145">2[32June]</text:span>(Alice&amp;Alisa,<text:span text:style-name="T46">9m</text:span>)</text:p>
      <text:p text:style-name="P18"/>
      <text:p text:style-name="P26">1<text:span text:style-name="T79">6(6)</text:span>,<text:span text:style-name="T143">January</text:span>-1<text:span text:style-name="T79">8(8)</text:span>,<text:span text:style-name="T144">March</text:span>,Hoenn/<text:span text:style-name="T64">16(4),October-18(9),March,Hoenn</text:span></text:p>
      <text:p text:style-name="P26">1<text:span text:style-name="T79">8(10)</text:span>,<text:span text:style-name="T146">May</text:span>-<text:span text:style-name="T79">20(6)</text:span>,<text:span text:style-name="T147">January</text:span>,Kanto(.5)/<text:span text:style-name="T64">18(11),May-20(7),January,Kanto</text:span></text:p>
      <text:p text:style-name="P26"><text:span text:style-name="T79">20(8)</text:span>,<text:span text:style-name="T148">March</text:span>-2<text:span text:style-name="T79">3(3)</text:span>,<text:span text:style-name="T149">October</text:span>,Johto(1.5M),<text:span text:style-name="T64">W(D)/W(D),20(9),March-23(3),October,Johto</text:span></text:p>
      <text:p text:style-name="P26">2<text:span text:style-name="T79">3(5)</text:span>,<text:span text:style-name="T181">December</text:span>-2<text:span text:style-name="T150">5(7)</text:span>,<text:span text:style-name="T182">February</text:span>,Sinnoh,<text:span text:style-name="T65">W(D)/W(D),23(6),December-25(8),February,Sinnoh</text:span></text:p>
      <text:p text:style-name="P27">2<text:span text:style-name="T180">5(9)</text:span>,<text:span text:style-name="T183">April-27(11),June,Orange,W(D)/W(D),25(10),April-28(0),June,Orange</text:span></text:p>
      <text:p text:style-name="P19"><text:soft-page-break/><text:s/>....................................................................................................................</text:p>
      <text:p text:style-name="P18"/>
      <text:p text:style-name="P17">David,<text:span text:style-name="T28">37[38February]</text:span>/Zara,3<text:span text:style-name="T87">5[36June](2E,Olympia)</text:span></text:p>
      <text:p text:style-name="P17"><text:span text:style-name="T22">16(1)</text:span>,<text:span text:style-name="T66">March</text:span>-1<text:span text:style-name="T80">8(3)</text:span>,<text:span text:style-name="T152">May,Sinnoh,W</text:span></text:p>
      <text:p text:style-name="P20">1<text:span text:style-name="T80">8(5)</text:span>,<text:span text:style-name="T152">July</text:span>-<text:span text:style-name="T80">20(7)</text:span>,<text:span text:style-name="T383">October,</text:span>Hoenn,<text:span text:style-name="T19">W</text:span></text:p>
      <text:p text:style-name="P21"><text:span text:style-name="T80">20(9)</text:span>,<text:span text:style-name="T384">December</text:span>-2<text:span text:style-name="T155">2(5)</text:span>,<text:span text:style-name="T385">August</text:span>,Sinnoh Frontier,<text:span text:style-name="T19">W</text:span></text:p>
      <text:p text:style-name="P21">2<text:span text:style-name="T80">2(8)</text:span>,<text:span text:style-name="T386">October</text:span>-2<text:span text:style-name="T153">4(10),December</text:span>,Johto,<text:span text:style-name="T19">W</text:span></text:p>
      <text:p text:style-name="P21">2<text:span text:style-name="T156">5(1)</text:span>,<text:span text:style-name="T156">March</text:span>-2<text:span text:style-name="T157">6(3)</text:span>,<text:span text:style-name="T158">May</text:span>,Orange,<text:span text:style-name="T19">X(Runners Up)</text:span></text:p>
      <text:p text:style-name="P22">2<text:span text:style-name="T159">6(5)</text:span>,<text:span text:style-name="T160">July</text:span>-2<text:span text:style-name="T80">8(7)</text:span>,<text:span text:style-name="T161">September</text:span>,Kalos,<text:span text:style-name="T19">W</text:span></text:p>
      <text:p text:style-name="P23">2<text:span text:style-name="T154">8(9)</text:span>,<text:span text:style-name="T162">November</text:span>-<text:span text:style-name="T66">31(2)</text:span>,<text:span text:style-name="T151">April</text:span>,<text:span text:style-name="T20">Unova,X(*),(R1*)</text:span></text:p>
      <text:p text:style-name="P24">3<text:span text:style-name="T81">2(3)</text:span>,<text:span text:style-name="T164">May</text:span>-3<text:span text:style-name="T163">4(5)</text:span>,<text:span text:style-name="T165">July</text:span>,Kanto,<text:span text:style-name="T21">W</text:span></text:p>
      <text:p text:style-name="P25">3<text:span text:style-name="T82">4(7)</text:span>,<text:span text:style-name="T188">September,Hoenn(W,8-2)/34(8),November,Johto(W,8-2)/34(10),January,Kanto(X,5-5(1-2))/35(0),March,Kalos(W,6-4)/35(2),May,Unova(W,8-2)/35(4),July,Sinnoh(W,7-3)/35(5),August,Orange(W,8-2)</text:span></text:p>
      <text:p text:style-name="P25"/>
      <text:p text:style-name="P25">..............................................................</text:p>
      <text:p text:style-name="P25"/>
      <text:p text:style-name="P31">Melody,<text:span text:style-name="T31">38[38,October]</text:span>/<text:span text:style-name="T30">John,35[36,November](Eric,2y8,Ash Jr,6)</text:span></text:p>
      <text:p text:style-name="P32">1<text:span text:style-name="T83">6(1)</text:span>,<text:span text:style-name="T47">November</text:span>-1<text:span text:style-name="T83">8(4)</text:span>,<text:span text:style-name="T166">March</text:span>,Kanto,win</text:p>
      <text:p text:style-name="P32">1<text:span text:style-name="T83">8(7)</text:span>,<text:span text:style-name="T167">May</text:span>-1<text:span text:style-name="T83">9(9)</text:span>,<text:span text:style-name="T168">July</text:span>,Orange,win</text:p>
      <text:p text:style-name="P32">1<text:span text:style-name="T83">9(11),September-22(1),November,Johto,win</text:span></text:p>
      <text:p text:style-name="P33">2<text:span text:style-name="T170">2(4)</text:span>,<text:span text:style-name="T169">February</text:span>-2<text:span text:style-name="T171">4(11)</text:span>,<text:span text:style-name="T387">September,Kalos,R4</text:span></text:p>
      <text:p text:style-name="P34">2<text:span text:style-name="T172">5</text:span>(<text:span text:style-name="T389">2)</text:span>,<text:span text:style-name="T388">December-27(9),July,Unova,R1</text:span></text:p>
      <text:p text:style-name="P35">2<text:span text:style-name="T173">7</text:span>(<text:span text:style-name="T390">10),August-29(0),October,Safforn</text:span></text:p>
      <text:p text:style-name="P36"><text:span text:style-name="T179">29</text:span>(<text:span text:style-name="T67">1</text:span>),<text:span text:style-name="T67">November</text:span>-3<text:span text:style-name="T174">1</text:span>(<text:span text:style-name="T176">8</text:span>),<text:span text:style-name="T175">June</text:span>,Safforn</text:p>
      <text:p text:style-name="P37">3<text:span text:style-name="T177">1</text:span>(<text:span text:style-name="T178">9</text:span>),<text:span text:style-name="T177">July</text:span>-3<text:span text:style-name="T84">3</text:span>(<text:span text:style-name="T32">10</text:span>),<text:span text:style-name="T48">August,Safforn</text:span></text:p>
      <text:p text:style-name="P38">3<text:span text:style-name="T84">3</text:span>(11),<text:span text:style-name="T49">Septem</text:span>ber-3<text:span text:style-name="T84">4</text:span>(<text:span text:style-name="T57">8</text:span>),<text:span text:style-name="T58">June</text:span>,Levender/Safforn</text:p>
      <text:p text:style-name="P39">3<text:span text:style-name="T84">4</text:span>(<text:span text:style-name="T56">9</text:span>),<text:span text:style-name="T33">July</text:span>-<text:span text:style-name="T34">35(3),(January),Levender</text:span></text:p>
      <text:p text:style-name="P40">3<text:span text:style-name="T84">5(3),January-37(4),(February),Levender</text:span></text:p>
      <text:p text:style-name="P41">3<text:span text:style-name="T85">7</text:span>(1<text:span text:style-name="T69">1</text:span>),<text:span text:style-name="T68">September</text:span></text:p>
      <text:p text:style-name="P41"/>
      <text:p text:style-name="P42">1<text:span text:style-name="T86">6</text:span>(<text:span text:style-name="T35">1</text:span>),<text:span text:style-name="T50">December</text:span>-1<text:span text:style-name="T86">8(5</text:span>),<text:span text:style-name="T50">April,Johto(round 32)</text:span></text:p>
      <text:p text:style-name="P43">1<text:span text:style-name="T86">8(7),June-19(9),August,Orange(2nd round)</text:span></text:p>
      <text:p text:style-name="P44"><text:span text:style-name="T36">20</text:span>(<text:span text:style-name="T37">4),March-23(0),November,Kanto Frontier(W)</text:span></text:p>
      <text:p text:style-name="P45">2<text:span text:style-name="T86">3</text:span>(3),<text:span text:style-name="T51">February</text:span>-2<text:span text:style-name="T86">5</text:span>(10),<text:span text:style-name="T52">Septem</text:span>ber,<text:span text:style-name="T38">Hoenn(4th round)</text:span></text:p>
      <text:p text:style-name="P46">2<text:span text:style-name="T86">6</text:span>(<text:span text:style-name="T39">1),December-28(11),October,Kanto(W)</text:span></text:p>
      <text:p text:style-name="P48">2<text:span text:style-name="T86">9</text:span>(0),<text:span text:style-name="T53">November-32(2),January,Safforn(January)</text:span></text:p>
      <text:p text:style-name="P49">3<text:span text:style-name="T86">2</text:span>(3),February-<text:span text:style-name="T70">32(3)</text:span>,<text:span text:style-name="T71">July,</text:span>Safforn</text:p>
      <text:p text:style-name="P47">3<text:span text:style-name="T86">2</text:span>(<text:span text:style-name="T54">3</text:span>),<text:span text:style-name="T55">July</text:span>-,<text:span text:style-name="T40">L</text:span>evender</text:p>
      <text:p text:style-name="P54"/>
      <text:p text:style-name="P54">Grass,Fire,Water/<text:span text:style-name="T43">Ice</text:span>,Ground/<text:span text:style-name="T42">Steel/Rock</text:span>,Bug/<text:span text:style-name="T42">Fly</text:span>,<text:span text:style-name="T41">Fight,Psychic/Ghost/Fairy/Dark,Electric,Normal/Poison</text:span></text:p>
      <text:p text:style-name="P59"/>
      <text:p text:style-name="P58">Max</text:p>
      <text:p text:style-name="P58"/>
      <text:p text:style-name="P55">13(1),January-15(3),March,Hoenn</text:p>
      <text:p text:style-name="P55">15(5),May-1<text:span text:style-name="T186">7(1),January,Kanto Frontier(*)</text:span></text:p>
      <text:p text:style-name="P56">17(3),March-19(10),October,<text:span text:style-name="T187">Hoenn(R1)</text:span></text:p>
      <text:p text:style-name="P57">20(<text:span text:style-name="T297">0</text:span>),<text:span text:style-name="T296">December</text:span>-22(<text:span text:style-name="T297">0</text:span>),<text:span text:style-name="T297">December</text:span>,Hoenn(B<text:span text:style-name="T302">S</text:span>)</text:p>
      <text:p text:style-name="P57">22(<text:span text:style-name="T298">1</text:span>),<text:span text:style-name="T298">January</text:span>-24(<text:span text:style-name="T299">1</text:span>),<text:span text:style-name="T299">January,Johto(B)</text:span></text:p>
      <text:p text:style-name="P92">24(<text:span text:style-name="T237">10),October</text:span>-26(<text:span text:style-name="T295">10</text:span>),<text:span text:style-name="T300">October,Sinnoh(B)</text:span></text:p>
      <text:p text:style-name="P110">2<text:span text:style-name="T301">6</text:span>(<text:span text:style-name="T301">11),November-,Hoenn(BS)</text:span></text:p>
      <text:p text:style-name="P60"><text:soft-page-break/></text:p>
      <text:p text:style-name="P60">Gary</text:p>
      <text:p text:style-name="P60"/>
      <text:p text:style-name="P61">16(1),January-18(4),April,Kanto,<text:span text:style-name="T194">R2</text:span></text:p>
      <text:p text:style-name="P61">18(<text:span text:style-name="T198">5</text:span>),<text:span text:style-name="T199">May</text:span>-19(<text:span text:style-name="T197">7</text:span>),<text:span text:style-name="T200">July,Oak</text:span></text:p>
      <text:p text:style-name="P62">19(<text:span text:style-name="T191">9</text:span>),<text:span text:style-name="T190">September</text:span>-<text:span text:style-name="T189">21(11),November,Johto,R1</text:span></text:p>
      <text:p text:style-name="P63">22(<text:span text:style-name="T192">0</text:span>),<text:span text:style-name="T193">December</text:span>-2<text:span text:style-name="T304">4</text:span>(<text:span text:style-name="T304">0),December,Johto(R)</text:span></text:p>
      <text:p text:style-name="P64">2<text:span text:style-name="T306">4</text:span>(<text:span text:style-name="T306">1</text:span>),<text:span text:style-name="T305">January</text:span>-<text:span text:style-name="T195">,Oak Labs</text:span></text:p>
      <text:p text:style-name="P94"><text:span text:style-name="T238">[</text:span>3<text:span text:style-name="T324">7</text:span>(<text:span text:style-name="T326">4</text:span>),<text:span text:style-name="T326">April,Dr.</text:span>]</text:p>
      <text:p text:style-name="P64"/>
      <text:p text:style-name="P84">Lillie</text:p>
      <text:p text:style-name="P84"/>
      <text:p text:style-name="P84">1<text:span text:style-name="T230">7</text:span>(<text:span text:style-name="T229">1),December-18(2),February,Kanto</text:span></text:p>
      <text:p text:style-name="P85">18(<text:span text:style-name="T319">5</text:span>),<text:span text:style-name="T318">April</text:span>-1<text:span text:style-name="T320">9(0),December,Orange</text:span></text:p>
      <text:p text:style-name="P86">19(<text:span text:style-name="T321">2</text:span>),January-,<text:span text:style-name="T231">Cerulian(*)/Performance</text:span></text:p>
      <text:p text:style-name="P64"/>
      <text:p text:style-name="P65">Tracey</text:p>
      <text:p text:style-name="P65"/>
      <text:p text:style-name="P65">1<text:span text:style-name="T202">6(2),January-16(8),July,Kalos(U)</text:span></text:p>
      <text:p text:style-name="P66">1<text:span text:style-name="T203">6(11),September-17(4),March,Kalos(T)</text:span></text:p>
      <text:p text:style-name="P67">1<text:span text:style-name="T201">7</text:span>(<text:span text:style-name="T308">5</text:span>),<text:span text:style-name="T307">April</text:span>-<text:span text:style-name="T196">17(6),May,Kalos</text:span></text:p>
      <text:p text:style-name="P68">1<text:span text:style-name="T204">7</text:span>(<text:span text:style-name="T205">9</text:span>),<text:span text:style-name="T206">August</text:span>-2<text:span text:style-name="T207">0(9),August,Orange</text:span></text:p>
      <text:p text:style-name="P69">2<text:span text:style-name="T208">0</text:span>(<text:span text:style-name="T209">10),September-23(8),July,Orange</text:span></text:p>
      <text:p text:style-name="P70">2<text:span text:style-name="T211">4</text:span>(<text:span text:style-name="T211">0</text:span>),<text:span text:style-name="T210">Novem</text:span>ber-2<text:span text:style-name="T211">4</text:span>(<text:span text:style-name="T309">0),November,Kanto</text:span></text:p>
      <text:p text:style-name="P71">2<text:span text:style-name="T212">4</text:span>(<text:span text:style-name="T310">1</text:span>),<text:span text:style-name="T310">Dec</text:span>ember-,<text:span text:style-name="T213">Oak Labs</text:span></text:p>
      <text:p text:style-name="P93">[3<text:span text:style-name="T323">7</text:span>(<text:span text:style-name="T322">1</text:span>),<text:span text:style-name="T325">December</text:span>,Dr.]</text:p>
      <text:p text:style-name="P71"/>
      <text:p text:style-name="P87">Daisy</text:p>
      <text:p text:style-name="P87"/>
      <text:p text:style-name="P87">16(1),February-18(<text:span text:style-name="T311">5),June,Kanto</text:span></text:p>
      <text:p text:style-name="P88">18(<text:span text:style-name="T313">8</text:span>),<text:span text:style-name="T312">September</text:span>-1<text:span text:style-name="T303">9</text:span>(<text:span text:style-name="T315">10</text:span>),<text:span text:style-name="T314">November,Orange</text:span></text:p>
      <text:p text:style-name="P89"><text:span text:style-name="T317">20</text:span>(<text:span text:style-name="T317">0</text:span>),<text:span text:style-name="T316">January</text:span>-,<text:span text:style-name="T232">Cerulian(*),Gym Leader/Performance</text:span></text:p>
      <text:p text:style-name="P71"/>
      <text:p text:style-name="P72">Brock</text:p>
      <text:p text:style-name="P72"/>
      <text:p text:style-name="P72">1<text:span text:style-name="T214">6</text:span>(<text:span text:style-name="T214">1),February-17(9),October,Kanto</text:span></text:p>
      <text:p text:style-name="P73">1<text:span text:style-name="T328">8(1),January,Johto-19(8),September,Johto</text:span></text:p>
      <text:p text:style-name="P74">1<text:span text:style-name="T215">9</text:span>(<text:span text:style-name="T329">10</text:span>),<text:span text:style-name="T329">November,</text:span>Pewter-<text:span text:style-name="T216">21(1),February(*),</text:span>Gym Leader</text:p>
      <text:p text:style-name="P75">21(<text:span text:style-name="T218">4</text:span>),<text:span text:style-name="T217">May(B)-23(3),April,Kanto(B)</text:span></text:p>
      <text:p text:style-name="P76">23(4),<text:span text:style-name="T219">May</text:span>-24(5),June,<text:span text:style-name="T220">Pewter+BS</text:span></text:p>
      <text:p text:style-name="P77">24(8),<text:span text:style-name="T222">September</text:span>-<text:span text:style-name="T221">26(10),November,Johto(B)</text:span></text:p>
      <text:p text:style-name="P78">2<text:span text:style-name="T223">7(0),January-29(2),March,Hoenn(B)</text:span></text:p>
      <text:p text:style-name="P79">29(4),May-31(0),<text:span text:style-name="T224">January,Kanto(B/D)</text:span></text:p>
      <text:p text:style-name="P80">31<text:span text:style-name="T225">(3),April-33(5),June,Sinnoh(B/D)</text:span></text:p>
      <text:p text:style-name="P81">33(<text:span text:style-name="T226">8</text:span>),<text:span text:style-name="T227">September-37(8),September,Viridian(D)</text:span></text:p>
      <text:p text:style-name="P82">3<text:span text:style-name="T239">7</text:span>(<text:span text:style-name="T240">8</text:span>),<text:span text:style-name="T327">October-41(0),January,Viridian(D,F,38(11)..)</text:span></text:p>
      <text:p text:style-name="P83">4<text:span text:style-name="T228">1(1),February-Oak Labs</text:span></text:p>
      <text:p text:style-name="P83"/>
      <text:p text:style-name="P90">Violet</text:p>
      <text:p text:style-name="P90"/>
      <text:p text:style-name="P91">1<text:span text:style-name="T233">9</text:span>(1),February-1<text:span text:style-name="T236">9</text:span>(<text:span text:style-name="T236">2</text:span>),<text:span text:style-name="T235">March</text:span>,Orange</text:p>
      <text:p text:style-name="P91">1<text:span text:style-name="T234">9</text:span>(<text:span text:style-name="T234">5</text:span>),<text:span text:style-name="T234">June</text:span>-,Performance</text:p>
      <text:p text:style-name="P91"><text:soft-page-break/></text:p>
      <text:p text:style-name="P95">Gengleye,Rototomb,Giralure,Darkramar,Conhoopa,Ultraslash,<text:span text:style-name="T241">Duskshadow</text:span></text:p>
      <text:p text:style-name="P95"/>
      <text:p text:style-name="P96">Misma<text:span text:style-name="T243">gius,Banette</text:span></text:p>
      <text:p text:style-name="P96"/>
      <text:p text:style-name="P97">Glallicen<text:span text:style-name="T242">t</text:span></text:p>
      <text:p text:style-name="P108"/>
      <text:p text:style-name="P100">Deoxys,Musharna,Magearna</text:p>
      <text:p text:style-name="P98">Beeheeyem/<text:span text:style-name="T244">Uxie,Unown/Reuniclas[Celebi,Gourgeist],Gardevoir/Bronzong,(Decidueye)</text:span></text:p>
      <text:p text:style-name="P98"/>
      <text:p text:style-name="P106"><text:span text:style-name="T253">[Gallade,Muk],[Grumpig</text:span>,<text:span text:style-name="T253">Floatzel],[Pelipper,Seismitoad,Infernape,Incineroar]</text:span></text:p>
      <text:p text:style-name="P106"/>
      <text:p text:style-name="P107">Cilan</text:p>
      <text:p text:style-name="P99"/>
      <text:p text:style-name="P102">16(1),April-1<text:span text:style-name="T331">7</text:span>(<text:span text:style-name="T331">9</text:span>),<text:span text:style-name="T331">December</text:span>,<text:span text:style-name="T330">Unova</text:span></text:p>
      <text:p text:style-name="P152">18(0),March-19(<text:span text:style-name="T332">8</text:span>),<text:span text:style-name="T332">November,Kalos</text:span></text:p>
      <text:p text:style-name="P101">19(<text:span text:style-name="T333">10</text:span>),<text:span text:style-name="T333">January</text:span>-<text:span text:style-name="T335">20</text:span>(<text:span text:style-name="T335">2</text:span>),<text:span text:style-name="T334">May(*)</text:span>,Gym Leader</text:p>
      <text:p text:style-name="P101"><text:span text:style-name="T336">20</text:span>(<text:span text:style-name="T336">3</text:span>),<text:span text:style-name="T337">June</text:span>-<text:span text:style-name="T245">22(3),June,B</text:span></text:p>
      <text:p text:style-name="P103">2<text:span text:style-name="T248">2</text:span>(<text:span text:style-name="T247">4</text:span>),<text:span text:style-name="T248">July</text:span>-2<text:span text:style-name="T248">4</text:span>(<text:span text:style-name="T338">4</text:span>),<text:span text:style-name="T338">July</text:span>,Unova<text:span text:style-name="T246">(B)</text:span></text:p>
      <text:p text:style-name="P153">25(<text:span text:style-name="T340">1</text:span>),<text:span text:style-name="T340">April</text:span>-2<text:span text:style-name="T339">7</text:span>(<text:span text:style-name="T341">1</text:span>),<text:span text:style-name="T340">April</text:span>,Kalos<text:span text:style-name="T249">(B)</text:span></text:p>
      <text:p text:style-name="P154">27(<text:span text:style-name="T342">3</text:span>),June,Gym(*)</text:p>
      <text:p text:style-name="P104">27(<text:span text:style-name="T343">4</text:span>),<text:span text:style-name="T340">July-</text:span>2<text:span text:style-name="T250">8</text:span>(<text:span text:style-name="T343">4</text:span>),<text:span text:style-name="T340">July</text:span>,Orange(B)</text:p>
      <text:p text:style-name="P105">28(6),September-31(1),April,[Unova(B)]</text:p>
      <text:p text:style-name="P111">31(<text:span text:style-name="T254">5),August-33,(5),August,Breeder Practice</text:span></text:p>
      <text:p text:style-name="P112">33(6),September-,<text:span text:style-name="T256">Profession</text:span></text:p>
      <text:p text:style-name="P109"><text:span text:style-name="T252">{ </text:span>34(<text:span text:style-name="T254">6</text:span>),<text:span text:style-name="T251">September,</text:span><text:a xlink:type="simple" xlink:href="mailto:R@Unova" text:style-name="Internet_20_link" text:visited-style-name="Visited_20_Internet_20_Link"><text:span text:style-name="T251">R@Unova</text:span></text:a><text:span text:style-name="T251"> Elite4 HQ }</text:span></text:p>
      <text:p text:style-name="P109"/>
      <text:p text:style-name="P113">Harris</text:p>
      <text:p text:style-name="P113"/>
      <text:p text:style-name="P113">16(1),February-<text:span text:style-name="T262">20(3),April,Kanto,Grass Specialist(Kanto,Johto,Orange,Hoenn)</text:span></text:p>
      <text:p text:style-name="P114">20(<text:span text:style-name="T283">6</text:span>),<text:span text:style-name="T282">July</text:span>-<text:span text:style-name="T255">24(1),February,Johto</text:span></text:p>
      <text:p text:style-name="P115">2<text:span text:style-name="T258">4</text:span>(<text:span text:style-name="T284">4),May-26(7),August,Orange</text:span></text:p>
      <text:p text:style-name="P119">26(<text:span text:style-name="T285">11),December-30(6),July,Hoenn</text:span></text:p>
      <text:p text:style-name="P135">30(<text:span text:style-name="T287">10)</text:span>,<text:span text:style-name="T286">November</text:span>-<text:span text:style-name="T368">33(10),November</text:span>,Cerulian</text:p>
      <text:p text:style-name="P167">33(11),December-,Cerulian</text:p>
      <text:p text:style-name="P135"/>
      <text:p text:style-name="P142">Brenda</text:p>
      <text:p text:style-name="P142"/>
      <text:p text:style-name="P149">16(1),<text:span text:style-name="T294">May</text:span>-19(1),<text:span text:style-name="T294">May,BS</text:span></text:p>
      <text:p text:style-name="P149"><text:span text:style-name="T294">19(2),June-21(2),June,</text:span>Kanto<text:span text:style-name="T344">(B)</text:span></text:p>
      <text:p text:style-name="P163">21(<text:span text:style-name="T357">4)</text:span>,<text:span text:style-name="T357">August</text:span>-<text:span text:style-name="T356">23(4),August,BS</text:span></text:p>
      <text:p text:style-name="P151"><text:span text:style-name="T293">23(5),September-25(5),September,</text:span>Orange<text:span text:style-name="T344">(B)</text:span></text:p>
      <text:p text:style-name="P168">25(8),December-27(8),December,Hoenn(B)</text:p>
      <text:p text:style-name="P155">2<text:span text:style-name="T355">7</text:span>(10),February-<text:span text:style-name="T345">28(10),February,BS</text:span></text:p>
      <text:p text:style-name="P157">2<text:span text:style-name="T358">8</text:span>(11),March-<text:span text:style-name="T355">30</text:span>(11),March,<text:span text:style-name="T346">Johto(B)</text:span></text:p>
      <text:p text:style-name="P159">3<text:span text:style-name="T359">1(2),June-33(2),June,Practice</text:span></text:p>
      <text:p text:style-name="P160">3<text:span text:style-name="T360">3</text:span>(3),July-,<text:span text:style-name="T347">Profession</text:span></text:p>
      <text:p text:style-name="P135"/>
      <text:p text:style-name="P134">Kane</text:p>
      <text:p text:style-name="P134"/>
      <text:p text:style-name="P134">16(1),February-<text:span text:style-name="T371">19(6),July,Kanto,(B)</text:span></text:p>
      <text:p text:style-name="P136"><text:span text:style-name="T372">19</text:span>(<text:span text:style-name="T373">8</text:span>),<text:span text:style-name="T372">September</text:span>-2<text:span text:style-name="T379">2</text:span>(<text:span text:style-name="T374">8),September,BS</text:span></text:p>
      <text:p text:style-name="P137"><text:soft-page-break/>2<text:span text:style-name="T380">2</text:span>(<text:span text:style-name="T375">9</text:span>),<text:span text:style-name="T375">October</text:span>-2<text:span text:style-name="T380">4</text:span>(<text:span text:style-name="T375">9),October,Orange(B)</text:span></text:p>
      <text:p text:style-name="P138">2<text:span text:style-name="T380">4</text:span>(1<text:span text:style-name="T376">1</text:span>),<text:span text:style-name="T376">December</text:span>-<text:span text:style-name="T288">26(11),December,BS</text:span></text:p>
      <text:p text:style-name="P139">2<text:span text:style-name="T382">7</text:span>(<text:span text:style-name="T377">0),January-30(7),August,Orange(B)</text:span></text:p>
      <text:p text:style-name="P140">3<text:span text:style-name="T382">0</text:span>(<text:span text:style-name="T378">10),November-32(11),December,Breeder Practice</text:span></text:p>
      <text:p text:style-name="P141">3<text:span text:style-name="T382">3</text:span>(<text:span text:style-name="T381">0),January-,Profession</text:span></text:p>
      <text:p text:style-name="P145"/>
      <text:p text:style-name="P144">Irene</text:p>
      <text:p text:style-name="P144"/>
      <text:p text:style-name="P144">15(<text:span text:style-name="T290">7</text:span>),August-<text:span text:style-name="T289">27(10),November,Doctor</text:span></text:p>
      <text:p text:style-name="P146">27(11),<text:span text:style-name="T291">December</text:span>-<text:span text:style-name="T370">30(11),December,Orange(T)</text:span></text:p>
      <text:p text:style-name="P147">3<text:span text:style-name="T370">1</text:span>(<text:span text:style-name="T292">2),March-33(3),April,Kanto(T)</text:span></text:p>
      <text:p text:style-name="P148">3<text:span text:style-name="T369">3</text:span>(<text:span text:style-name="T369">5</text:span>),<text:span text:style-name="T369">June</text:span>-,Practice,Cerulian</text:p>
      <text:p text:style-name="P116"/>
      <text:p text:style-name="P116">Tony</text:p>
      <text:p text:style-name="P116"/>
      <text:p text:style-name="P116">16(1),<text:span text:style-name="T261">July</text:span>-<text:span text:style-name="T259">17(4),October,Orange,Electric Specialist(Kanto/Johto,Hoenn,Sinnoh)</text:span></text:p>
      <text:p text:style-name="P117"><text:span text:style-name="T260">17</text:span>(<text:span text:style-name="T263">7</text:span>),<text:span text:style-name="T263">January</text:span>-<text:span text:style-name="T257">21(10),April,Kanto/Johto</text:span></text:p>
      <text:p text:style-name="P118">2<text:span text:style-name="T273">2(1),July-26(0),June,Hoenn</text:span></text:p>
      <text:p text:style-name="P120">2<text:span text:style-name="T272">6(4),October-30(5),October,Sinnoh</text:span></text:p>
      <text:p text:style-name="P121">3<text:span text:style-name="T271">0</text:span>(<text:span text:style-name="T274">8</text:span>),<text:span text:style-name="T274">February</text:span>-<text:span text:style-name="T367">33(8),February</text:span>,Cerulian</text:p>
      <text:p text:style-name="P166">33(9),March-,Cerulian</text:p>
      <text:p text:style-name="P121"/>
      <text:p text:style-name="P122">Olivia</text:p>
      <text:p text:style-name="P122"/>
      <text:p text:style-name="P123">16(1),<text:span text:style-name="T264">June-19(11),April,Kanto,Psychic Special(Kanto,Johto,Hoenn,Orange)</text:span></text:p>
      <text:p text:style-name="P124">2<text:span text:style-name="T269">0</text:span>(2),July-<text:span text:style-name="T265">23(9),February,Johto</text:span></text:p>
      <text:p text:style-name="P125">2<text:span text:style-name="T268">4</text:span>(<text:span text:style-name="T267">0</text:span>),<text:span text:style-name="T266">May-27(7),December,Hoenn</text:span></text:p>
      <text:p text:style-name="P126">2<text:span text:style-name="T268">7(11),April-30(2),July,Orange</text:span></text:p>
      <text:p text:style-name="P127">3<text:span text:style-name="T270">0</text:span>(<text:span text:style-name="T275">6),November-33(6),November,Cerulian</text:span></text:p>
      <text:p text:style-name="P165">33(7),December-,Cerulian</text:p>
      <text:p text:style-name="P127"/>
      <text:p text:style-name="P128">Braum</text:p>
      <text:p text:style-name="P128"/>
      <text:p text:style-name="P129">16(1),September-1<text:span text:style-name="T278">9</text:span>(8),April,<text:span text:style-name="T278">Kanto</text:span>,Flying Specialist(<text:span text:style-name="T279">Kanto,Johto,Orange,</text:span>Sinnoh)</text:p>
      <text:p text:style-name="P130">1<text:span text:style-name="T280">9</text:span>(11),July-<text:span text:style-name="T276">23(6),February,Johto</text:span></text:p>
      <text:p text:style-name="P131">23(<text:span text:style-name="T277">9),May-26(0),August,Orange</text:span></text:p>
      <text:p text:style-name="P132">2<text:span text:style-name="T281">6</text:span>(<text:span text:style-name="T354">4),December-29(11),July,Sinnoh</text:span></text:p>
      <text:p text:style-name="P133"><text:span text:style-name="T354">30</text:span>(<text:span text:style-name="T354">2),October-33(2),October,Cerulian</text:span></text:p>
      <text:p text:style-name="P164">33(3),November-,Cerulian</text:p>
      <text:p text:style-name="P133"/>
      <text:p text:style-name="P134">Flavia</text:p>
      <text:p text:style-name="P143"/>
      <text:p text:style-name="P150">16(1),<text:span text:style-name="T294">May</text:span>-19(1),<text:span text:style-name="T294">May,BS</text:span></text:p>
      <text:p text:style-name="P150"><text:span text:style-name="T294">19(2),June-21(2),June,</text:span>Kanto<text:span text:style-name="T344">(B)</text:span></text:p>
      <text:p text:style-name="P169">21(4),August-23(4),August,BS</text:p>
      <text:p text:style-name="P156">2<text:span text:style-name="T349">3</text:span>(<text:span text:style-name="T366">5</text:span>),<text:span text:style-name="T361">September</text:span>-<text:span text:style-name="T345">25(5),September,Orange(B)</text:span></text:p>
      <text:p text:style-name="P158">2<text:span text:style-name="T350">5</text:span>(<text:span text:style-name="T366">7</text:span>),<text:span text:style-name="T362">November</text:span>-<text:span text:style-name="T351">26</text:span>(<text:span text:style-name="T366">7</text:span>),<text:span text:style-name="T363">November</text:span>,<text:span text:style-name="T348">BS</text:span></text:p>
      <text:p text:style-name="P162">26(9),January-2<text:span text:style-name="T364">9</text:span>(9),January,<text:span text:style-name="T352">Orange(B)</text:span></text:p>
      <text:p text:style-name="P170">30(0),April-32(0),April,Breeder Practice</text:p>
      <text:p text:style-name="P161">3<text:span text:style-name="T365">2</text:span>(<text:span text:style-name="T353">1</text:span>),<text:span text:style-name="T353">May</text:span>-,<text:span text:style-name="T347">Profes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24:23.001101549</meta:creation-date>
    <meta:editing-cycles>4241</meta:editing-cycles>
    <meta:editing-duration>P5DT22H24M20S</meta:editing-duration>
    <dc:date>2018-10-02T09:32:52.331828994</dc:date>
    <meta:generator>LibreOffice/5.1.6.2$Linux_X86_64 LibreOffice_project/10m0$Build-2</meta:generator>
    <meta:document-statistic meta:table-count="0" meta:image-count="0" meta:object-count="0" meta:page-count="5" meta:paragraph-count="199" meta:word-count="266" meta:character-count="8217" meta:non-whitespace-character-count="8142"/>
  </office:meta>
</office:document-meta>
</file>